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20000000204B249CA79A42C6D7.png" manifest:media-type="image/png"/>
  <manifest:file-entry manifest:full-path="layout-cache" manifest:media-type="application/binary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StarSymbol" svg:font-family="StarSymbol" style:font-charset="x-symbol"/>
    <style:font-face style:name="Tahoma2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</office:font-face-decls>
  <office:automatic-styles>
    <style:style style:name="Table10" style:family="table">
      <style:table-properties style:width="4.5in" table:align="margins"/>
    </style:style>
    <style:style style:name="Table10.A" style:family="table-column">
      <style:table-column-properties style:column-width="4.5in" style:rel-column-width="65535*"/>
    </style:style>
    <style:style style:name="Table10.A1" style:family="table-cell">
      <style:table-cell-properties fo:padding="0.0382in" fo:border="0.05pt solid #000000"/>
    </style:style>
    <style:style style:name="Table1" style:family="table">
      <style:table-properties style:width="4.5in" table:align="margins"/>
    </style:style>
    <style:style style:name="Table1.A" style:family="table-column">
      <style:table-column-properties style:column-width="4.5in" style:rel-column-width="65535*"/>
    </style:style>
    <style:style style:name="Table1.A1" style:family="table-cell">
      <style:table-cell-properties fo:padding="0.0382in" fo:border="0.05pt solid #000000"/>
    </style:style>
    <style:style style:name="Table11" style:family="table">
      <style:table-properties style:width="4.5in" table:align="margins"/>
    </style:style>
    <style:style style:name="Table11.A" style:family="table-column">
      <style:table-column-properties style:column-width="4.5in" style:rel-column-width="65535*"/>
    </style:style>
    <style:style style:name="Table11.A1" style:family="table-cell">
      <style:table-cell-properties fo:padding="0.0382in" fo:border="0.05pt solid #000000"/>
    </style:style>
    <style:style style:name="Table14" style:family="table">
      <style:table-properties style:width="4.5in" table:align="margins"/>
    </style:style>
    <style:style style:name="Table14.A" style:family="table-column">
      <style:table-column-properties style:column-width="4.5in" style:rel-column-width="65535*"/>
    </style:style>
    <style:style style:name="Table14.A1" style:family="table-cell">
      <style:table-cell-properties fo:padding="0.0382in" fo:border="0.05pt solid #000000"/>
    </style:style>
    <style:style style:name="Table12" style:family="table">
      <style:table-properties style:width="4.5in" table:align="margins"/>
    </style:style>
    <style:style style:name="Table12.A" style:family="table-column">
      <style:table-column-properties style:column-width="4.5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4.5in" table:align="margins"/>
    </style:style>
    <style:style style:name="Table13.A" style:family="table-column">
      <style:table-column-properties style:column-width="4.5in" style:rel-column-width="65535*"/>
    </style:style>
    <style:style style:name="Table13.A1" style:family="table-cell">
      <style:table-cell-properties fo:padding="0.0382in" fo:border="0.05pt solid #000000"/>
    </style:style>
    <style:style style:name="Table49" style:family="table">
      <style:table-properties style:width="4.5in" table:align="margins"/>
    </style:style>
    <style:style style:name="Table49.A" style:family="table-column">
      <style:table-column-properties style:column-width="4.5in" style:rel-column-width="65535*"/>
    </style:style>
    <style:style style:name="Table49.A1" style:family="table-cell">
      <style:table-cell-properties fo:padding="0.0382in" fo:border="0.05pt solid #000000"/>
    </style:style>
    <style:style style:name="Table15" style:family="table">
      <style:table-properties style:width="4.5in" table:align="margins"/>
    </style:style>
    <style:style style:name="Table15.A" style:family="table-column">
      <style:table-column-properties style:column-width="4.5in" style:rel-column-width="65535*"/>
    </style:style>
    <style:style style:name="Table15.A1" style:family="table-cell">
      <style:table-cell-properties fo:padding="0.0382in" fo:border="0.05pt solid #000000"/>
    </style:style>
    <style:style style:name="Table17" style:family="table">
      <style:table-properties style:width="4.5in" table:align="margins"/>
    </style:style>
    <style:style style:name="Table17.A" style:family="table-column">
      <style:table-column-properties style:column-width="4.5in" style:rel-column-width="65535*"/>
    </style:style>
    <style:style style:name="Table17.A1" style:family="table-cell">
      <style:table-cell-properties fo:padding="0.0382in" fo:border="0.05pt solid #000000"/>
    </style:style>
    <style:style style:name="Table16" style:family="table">
      <style:table-properties style:width="4.5in" table:align="margins"/>
    </style:style>
    <style:style style:name="Table16.A" style:family="table-column">
      <style:table-column-properties style:column-width="4.5in" style:rel-column-width="65535*"/>
    </style:style>
    <style:style style:name="Table16.A1" style:family="table-cell">
      <style:table-cell-properties fo:padding="0.0382in" fo:border="0.05pt solid #000000"/>
    </style:style>
    <style:style style:name="Table2" style:family="table">
      <style:table-properties style:width="4.5in" table:align="margins"/>
    </style:style>
    <style:style style:name="Table2.A" style:family="table-column">
      <style:table-column-properties style:column-width="4.5in" style:rel-column-width="65535*"/>
    </style:style>
    <style:style style:name="Table2.A1" style:family="table-cell">
      <style:table-cell-properties fo:padding="0.0382in" fo:border="0.05pt solid #000000"/>
    </style:style>
    <style:style style:name="Table42" style:family="table">
      <style:table-properties style:width="4.5in" table:align="margins"/>
    </style:style>
    <style:style style:name="Table42.A" style:family="table-column">
      <style:table-column-properties style:column-width="4.5in" style:rel-column-width="65535*"/>
    </style:style>
    <style:style style:name="Table42.A1" style:family="table-cell">
      <style:table-cell-properties fo:padding="0.0382in" fo:border="0.05pt solid #000000"/>
    </style:style>
    <style:style style:name="Table22" style:family="table">
      <style:table-properties style:width="4.5in" table:align="margins"/>
    </style:style>
    <style:style style:name="Table22.A" style:family="table-column">
      <style:table-column-properties style:column-width="4.5in" style:rel-column-width="65535*"/>
    </style:style>
    <style:style style:name="Table22.A1" style:family="table-cell">
      <style:table-cell-properties fo:padding="0.0382in" fo:border="0.05pt solid #000000"/>
    </style:style>
    <style:style style:name="Table50" style:family="table">
      <style:table-properties style:width="4.5in" table:align="margins"/>
    </style:style>
    <style:style style:name="Table50.A" style:family="table-column">
      <style:table-column-properties style:column-width="4.5in" style:rel-column-width="65535*"/>
    </style:style>
    <style:style style:name="Table50.A1" style:family="table-cell">
      <style:table-cell-properties fo:padding="0.0382in" fo:border="0.05pt solid #000000"/>
    </style:style>
    <style:style style:name="Table9" style:family="table">
      <style:table-properties style:width="4.5in" table:align="margins"/>
    </style:style>
    <style:style style:name="Table9.A" style:family="table-column">
      <style:table-column-properties style:column-width="4.5in" style:rel-column-width="65535*"/>
    </style:style>
    <style:style style:name="Table9.A1" style:family="table-cell">
      <style:table-cell-properties fo:padding="0.0382in" fo:border="0.05pt solid #000000"/>
    </style:style>
    <style:style style:name="Table19" style:family="table">
      <style:table-properties style:width="4.5in" table:align="margins"/>
    </style:style>
    <style:style style:name="Table19.A" style:family="table-column">
      <style:table-column-properties style:column-width="4.5in" style:rel-column-width="65535*"/>
    </style:style>
    <style:style style:name="Table19.A1" style:family="table-cell">
      <style:table-cell-properties fo:padding="0.0382in" fo:border="0.05pt solid #000000"/>
    </style:style>
    <style:style style:name="Table26" style:family="table">
      <style:table-properties style:width="4.5in" table:align="margins"/>
    </style:style>
    <style:style style:name="Table26.A" style:family="table-column">
      <style:table-column-properties style:column-width="4.5in" style:rel-column-width="65535*"/>
    </style:style>
    <style:style style:name="Table26.A1" style:family="table-cell">
      <style:table-cell-properties fo:padding="0.0382in" fo:border="0.05pt solid #000000"/>
    </style:style>
    <style:style style:name="Table53" style:family="table">
      <style:table-properties style:width="4.5in" table:align="margins"/>
    </style:style>
    <style:style style:name="Table53.A" style:family="table-column">
      <style:table-column-properties style:column-width="4.5in" style:rel-column-width="65535*"/>
    </style:style>
    <style:style style:name="Table53.A1" style:family="table-cell">
      <style:table-cell-properties fo:padding="0.0382in" fo:border="0.05pt solid #000000"/>
    </style:style>
    <style:style style:name="Table44" style:family="table">
      <style:table-properties style:width="4.5in" table:align="margins"/>
    </style:style>
    <style:style style:name="Table44.A" style:family="table-column">
      <style:table-column-properties style:column-width="4.5in" style:rel-column-width="65535*"/>
    </style:style>
    <style:style style:name="Table44.A1" style:family="table-cell">
      <style:table-cell-properties fo:padding="0.0382in" fo:border="0.05pt solid #000000"/>
    </style:style>
    <style:style style:name="Table45" style:family="table">
      <style:table-properties style:width="4.5in" table:align="margins"/>
    </style:style>
    <style:style style:name="Table45.A" style:family="table-column">
      <style:table-column-properties style:column-width="4.5in" style:rel-column-width="65535*"/>
    </style:style>
    <style:style style:name="Table45.A1" style:family="table-cell">
      <style:table-cell-properties fo:padding="0.0382in" fo:border="0.05pt solid #000000"/>
    </style:style>
    <style:style style:name="Table18" style:family="table">
      <style:table-properties style:width="4.5in" table:align="margins"/>
    </style:style>
    <style:style style:name="Table18.A" style:family="table-column">
      <style:table-column-properties style:column-width="4.5in" style:rel-column-width="65535*"/>
    </style:style>
    <style:style style:name="Table18.A1" style:family="table-cell">
      <style:table-cell-properties fo:padding="0.0382in" fo:border="0.05pt solid #000000"/>
    </style:style>
    <style:style style:name="Table23" style:family="table">
      <style:table-properties style:width="4.5in" table:align="margins"/>
    </style:style>
    <style:style style:name="Table23.A" style:family="table-column">
      <style:table-column-properties style:column-width="4.5in" style:rel-column-width="65535*"/>
    </style:style>
    <style:style style:name="Table23.A1" style:family="table-cell">
      <style:table-cell-properties fo:padding="0.0382in" fo:border="0.05pt solid #000000"/>
    </style:style>
    <style:style style:name="Table8" style:family="table">
      <style:table-properties style:width="4.5in" table:align="margins"/>
    </style:style>
    <style:style style:name="Table8.A" style:family="table-column">
      <style:table-column-properties style:column-width="4.5in" style:rel-column-width="65535*"/>
    </style:style>
    <style:style style:name="Table8.A1" style:family="table-cell">
      <style:table-cell-properties fo:padding="0.0382in" fo:border="0.05pt solid #000000"/>
    </style:style>
    <style:style style:name="Table20" style:family="table">
      <style:table-properties style:width="4.5in" table:align="margins"/>
    </style:style>
    <style:style style:name="Table20.A" style:family="table-column">
      <style:table-column-properties style:column-width="4.5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4.5in" table:align="margins"/>
    </style:style>
    <style:style style:name="Table21.A" style:family="table-column">
      <style:table-column-properties style:column-width="4.5in" style:rel-column-width="65535*"/>
    </style:style>
    <style:style style:name="Table21.A1" style:family="table-cell">
      <style:table-cell-properties fo:padding="0.0382in" fo:border="0.05pt solid #000000"/>
    </style:style>
    <style:style style:name="Table24" style:family="table">
      <style:table-properties style:width="4.5in" table:align="margins"/>
    </style:style>
    <style:style style:name="Table24.A" style:family="table-column">
      <style:table-column-properties style:column-width="4.5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4.5in" table:align="margins"/>
    </style:style>
    <style:style style:name="Table25.A" style:family="table-column">
      <style:table-column-properties style:column-width="4.5in" style:rel-column-width="65535*"/>
    </style:style>
    <style:style style:name="Table25.A1" style:family="table-cell">
      <style:table-cell-properties fo:padding="0.0382in" fo:border="0.05pt solid #000000"/>
    </style:style>
    <style:style style:name="Table7" style:family="table">
      <style:table-properties style:width="4.5in" table:align="margins"/>
    </style:style>
    <style:style style:name="Table7.A" style:family="table-column">
      <style:table-column-properties style:column-width="4.5in" style:rel-column-width="65535*"/>
    </style:style>
    <style:style style:name="Table7.A1" style:family="table-cell">
      <style:table-cell-properties fo:padding="0.0382in" fo:border="0.05pt solid #000000"/>
    </style:style>
    <style:style style:name="Table6" style:family="table">
      <style:table-properties style:width="4.5in" table:align="margins"/>
    </style:style>
    <style:style style:name="Table6.A" style:family="table-column">
      <style:table-column-properties style:column-width="4.5in" style:rel-column-width="65535*"/>
    </style:style>
    <style:style style:name="Table6.A1" style:family="table-cell">
      <style:table-cell-properties fo:padding="0.0382in" fo:border="0.05pt solid #000000"/>
    </style:style>
    <style:style style:name="Table29" style:family="table">
      <style:table-properties style:width="4.5in" table:align="margins"/>
    </style:style>
    <style:style style:name="Table29.A" style:family="table-column">
      <style:table-column-properties style:column-width="4.5in" style:rel-column-width="65535*"/>
    </style:style>
    <style:style style:name="Table29.A1" style:family="table-cell">
      <style:table-cell-properties fo:padding="0.0382in" fo:border="0.05pt solid #000000"/>
    </style:style>
    <style:style style:name="Table28" style:family="table">
      <style:table-properties style:width="4.5in" table:align="margins"/>
    </style:style>
    <style:style style:name="Table28.A" style:family="table-column">
      <style:table-column-properties style:column-width="4.5in" style:rel-column-width="65535*"/>
    </style:style>
    <style:style style:name="Table28.A1" style:family="table-cell">
      <style:table-cell-properties fo:padding="0.0382in" fo:border="0.05pt solid #000000"/>
    </style:style>
    <style:style style:name="Table27" style:family="table">
      <style:table-properties style:width="4.5in" table:align="margins"/>
    </style:style>
    <style:style style:name="Table27.A" style:family="table-column">
      <style:table-column-properties style:column-width="4.5in" style:rel-column-width="65535*"/>
    </style:style>
    <style:style style:name="Table27.A1" style:family="table-cell">
      <style:table-cell-properties fo:padding="0.0382in" fo:border="0.05pt solid #000000"/>
    </style:style>
    <style:style style:name="Table30" style:family="table">
      <style:table-properties style:width="4.5in" table:align="margins"/>
    </style:style>
    <style:style style:name="Table30.A" style:family="table-column">
      <style:table-column-properties style:column-width="4.5in" style:rel-column-width="65535*"/>
    </style:style>
    <style:style style:name="Table30.A1" style:family="table-cell">
      <style:table-cell-properties fo:padding="0.0382in" fo:border="0.05pt solid #000000"/>
    </style:style>
    <style:style style:name="Table33" style:family="table">
      <style:table-properties style:width="4.5in" table:align="margins"/>
    </style:style>
    <style:style style:name="Table33.A" style:family="table-column">
      <style:table-column-properties style:column-width="4.5in" style:rel-column-width="65535*"/>
    </style:style>
    <style:style style:name="Table33.A1" style:family="table-cell">
      <style:table-cell-properties fo:padding="0.0382in" fo:border="0.05pt solid #000000"/>
    </style:style>
    <style:style style:name="Table34" style:family="table">
      <style:table-properties style:width="4.5in" table:align="margins"/>
    </style:style>
    <style:style style:name="Table34.A" style:family="table-column">
      <style:table-column-properties style:column-width="4.5in" style:rel-column-width="65535*"/>
    </style:style>
    <style:style style:name="Table34.A1" style:family="table-cell">
      <style:table-cell-properties fo:padding="0.0382in" fo:border="0.05pt solid #000000"/>
    </style:style>
    <style:style style:name="Table31" style:family="table">
      <style:table-properties style:width="4.5in" table:align="margins"/>
    </style:style>
    <style:style style:name="Table31.A" style:family="table-column">
      <style:table-column-properties style:column-width="4.5in" style:rel-column-width="65535*"/>
    </style:style>
    <style:style style:name="Table31.A1" style:family="table-cell">
      <style:table-cell-properties fo:padding="0.0382in" fo:border="0.05pt solid #000000"/>
    </style:style>
    <style:style style:name="Table32" style:family="table">
      <style:table-properties style:width="4.5in" table:align="margins"/>
    </style:style>
    <style:style style:name="Table32.A" style:family="table-column">
      <style:table-column-properties style:column-width="4.5in" style:rel-column-width="65535*"/>
    </style:style>
    <style:style style:name="Table32.A1" style:family="table-cell">
      <style:table-cell-properties fo:padding="0.0382in" fo:border="0.05pt solid #000000"/>
    </style:style>
    <style:style style:name="Table46" style:family="table">
      <style:table-properties style:width="4.5in" table:align="margins"/>
    </style:style>
    <style:style style:name="Table46.A" style:family="table-column">
      <style:table-column-properties style:column-width="4.5in" style:rel-column-width="65535*"/>
    </style:style>
    <style:style style:name="Table46.A1" style:family="table-cell">
      <style:table-cell-properties fo:padding="0.0382in" fo:border="0.05pt solid #000000"/>
    </style:style>
    <style:style style:name="Table47" style:family="table">
      <style:table-properties style:width="4.5in" table:align="margins"/>
    </style:style>
    <style:style style:name="Table47.A" style:family="table-column">
      <style:table-column-properties style:column-width="4.5in" style:rel-column-width="65535*"/>
    </style:style>
    <style:style style:name="Table47.A1" style:family="table-cell">
      <style:table-cell-properties fo:padding="0.0382in" fo:border="0.05pt solid #000000"/>
    </style:style>
    <style:style style:name="Table55" style:family="table">
      <style:table-properties style:width="4.5in" table:align="margins"/>
    </style:style>
    <style:style style:name="Table55.A" style:family="table-column">
      <style:table-column-properties style:column-width="4.5in" style:rel-column-width="65535*"/>
    </style:style>
    <style:style style:name="Table55.A1" style:family="table-cell">
      <style:table-cell-properties fo:padding="0.0382in" fo:border="0.05pt solid #000000"/>
    </style:style>
    <style:style style:name="Table54" style:family="table">
      <style:table-properties style:width="4.5in" table:align="margins"/>
    </style:style>
    <style:style style:name="Table54.A" style:family="table-column">
      <style:table-column-properties style:column-width="4.5in" style:rel-column-width="65535*"/>
    </style:style>
    <style:style style:name="Table54.A1" style:family="table-cell">
      <style:table-cell-properties fo:padding="0.0382in" fo:border="0.05pt solid #000000"/>
    </style:style>
    <style:style style:name="Table48" style:family="table">
      <style:table-properties style:width="4.5in" table:align="margins"/>
    </style:style>
    <style:style style:name="Table48.A" style:family="table-column">
      <style:table-column-properties style:column-width="4.5in" style:rel-column-width="65535*"/>
    </style:style>
    <style:style style:name="Table48.A1" style:family="table-cell">
      <style:table-cell-properties fo:padding="0.0382in" fo:border="0.05pt solid #000000"/>
    </style:style>
    <style:style style:name="Table51" style:family="table">
      <style:table-properties style:width="4.5in" table:align="margins"/>
    </style:style>
    <style:style style:name="Table51.A" style:family="table-column">
      <style:table-column-properties style:column-width="4.5in" style:rel-column-width="65535*"/>
    </style:style>
    <style:style style:name="Table51.A1" style:family="table-cell">
      <style:table-cell-properties fo:padding="0.0382in" fo:border="0.05pt solid #000000"/>
    </style:style>
    <style:style style:name="Table37" style:family="table">
      <style:table-properties style:width="4.5in" table:align="margins"/>
    </style:style>
    <style:style style:name="Table37.A" style:family="table-column">
      <style:table-column-properties style:column-width="4.5in" style:rel-column-width="65535*"/>
    </style:style>
    <style:style style:name="Table37.A1" style:family="table-cell">
      <style:table-cell-properties fo:padding="0.0382in" fo:border="0.05pt solid #000000"/>
    </style:style>
    <style:style style:name="Table38" style:family="table">
      <style:table-properties style:width="4.5in" table:align="margins"/>
    </style:style>
    <style:style style:name="Table38.A" style:family="table-column">
      <style:table-column-properties style:column-width="4.5in" style:rel-column-width="65535*"/>
    </style:style>
    <style:style style:name="Table38.A1" style:family="table-cell">
      <style:table-cell-properties fo:padding="0.0382in" fo:border="0.05pt solid #000000"/>
    </style:style>
    <style:style style:name="Table39" style:family="table">
      <style:table-properties style:width="4.5in" table:align="margins"/>
    </style:style>
    <style:style style:name="Table39.A" style:family="table-column">
      <style:table-column-properties style:column-width="4.5in" style:rel-column-width="65535*"/>
    </style:style>
    <style:style style:name="Table39.A1" style:family="table-cell">
      <style:table-cell-properties fo:padding="0.0382in" fo:border="0.05pt solid #000000"/>
    </style:style>
    <style:style style:name="Table40" style:family="table">
      <style:table-properties style:width="4.5in" table:align="margins"/>
    </style:style>
    <style:style style:name="Table40.A" style:family="table-column">
      <style:table-column-properties style:column-width="4.5in" style:rel-column-width="65535*"/>
    </style:style>
    <style:style style:name="Table40.A1" style:family="table-cell">
      <style:table-cell-properties fo:padding="0.0382in" fo:border="0.05pt solid #000000"/>
    </style:style>
    <style:style style:name="Table41" style:family="table">
      <style:table-properties style:width="4.5in" table:align="margins"/>
    </style:style>
    <style:style style:name="Table41.A" style:family="table-column">
      <style:table-column-properties style:column-width="4.5in" style:rel-column-width="65535*"/>
    </style:style>
    <style:style style:name="Table41.A1" style:family="table-cell">
      <style:table-cell-properties fo:padding="0.0382in" fo:border="0.05pt solid #000000"/>
    </style:style>
    <style:style style:name="Table43" style:family="table">
      <style:table-properties style:width="4.5in" table:align="margins"/>
    </style:style>
    <style:style style:name="Table43.A" style:family="table-column">
      <style:table-column-properties style:column-width="4.5in" style:rel-column-width="65535*"/>
    </style:style>
    <style:style style:name="Table43.A1" style:family="table-cell">
      <style:table-cell-properties fo:padding="0.0382in" fo:border="0.05pt solid #000000"/>
    </style:style>
    <style:style style:name="Table35" style:family="table">
      <style:table-properties style:width="4.5in" table:align="margins"/>
    </style:style>
    <style:style style:name="Table35.A" style:family="table-column">
      <style:table-column-properties style:column-width="4.5in" style:rel-column-width="65535*"/>
    </style:style>
    <style:style style:name="Table35.A1" style:family="table-cell">
      <style:table-cell-properties fo:padding="0.0382in" fo:border="0.05pt solid #000000"/>
    </style:style>
    <style:style style:name="Table36" style:family="table">
      <style:table-properties style:width="4.5in" table:align="margins"/>
    </style:style>
    <style:style style:name="Table36.A" style:family="table-column">
      <style:table-column-properties style:column-width="4.5in" style:rel-column-width="65535*"/>
    </style:style>
    <style:style style:name="Table36.A1" style:family="table-cell">
      <style:table-cell-properties fo:padding="0.0382in" fo:border="0.05pt solid #000000"/>
    </style:style>
    <style:style style:name="Table3" style:family="table">
      <style:table-properties style:width="4.5in" table:align="margins"/>
    </style:style>
    <style:style style:name="Table3.A" style:family="table-column">
      <style:table-column-properties style:column-width="4.5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4.5in" table:align="margins"/>
    </style:style>
    <style:style style:name="Table4.A" style:family="table-column">
      <style:table-column-properties style:column-width="4.5in" style:rel-column-width="65535*"/>
    </style:style>
    <style:style style:name="Table4.A1" style:family="table-cell">
      <style:table-cell-properties fo:padding="0.0382in" fo:border="0.05pt solid #000000"/>
    </style:style>
    <style:style style:name="Table52" style:family="table">
      <style:table-properties style:width="4.5in" table:align="margins"/>
    </style:style>
    <style:style style:name="Table52.A" style:family="table-column">
      <style:table-column-properties style:column-width="4.5in" style:rel-column-width="65535*"/>
    </style:style>
    <style:style style:name="Table52.A1" style:family="table-cell">
      <style:table-cell-properties fo:padding="0.0382in" fo:border="0.05pt solid #000000"/>
    </style:style>
    <style:style style:name="Table5" style:family="table">
      <style:table-properties style:width="4.5in" table:align="margins"/>
    </style:style>
    <style:style style:name="Table5.A" style:family="table-column">
      <style:table-column-properties style:column-width="4.5in" style:rel-column-width="65535*"/>
    </style:style>
    <style:style style:name="Table5.A1" style:family="table-cell">
      <style:table-cell-properties fo:padding="0.0382in" fo:border="0.05pt solid #000000"/>
    </style:style>
    <style:style style:name="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P3" style:family="paragraph" style:parent-style-name="Standard">
      <style:text-properties style:font-name="Arial" fo:font-size="16pt" fo:font-weight="bold" style:font-size-asian="16pt" style:font-weight-asian="bold" style:font-size-complex="16pt" style:font-weight-complex="bold"/>
    </style:style>
    <style:style style:name="P4" style:family="paragraph" style:parent-style-name="Standard">
      <style:text-properties style:font-name="Arial" fo:font-size="10pt" fo:font-weight="bold" style:font-size-asian="10pt" style:font-weight-asian="bold" style:font-size-complex="10pt" style:font-weight-complex="bold"/>
    </style:style>
    <style:style style:name="P5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6" style:family="paragraph" style:parent-style-name="Standard">
      <style:paragraph-properties>
        <style:tab-stops>
          <style:tab-stop style:position="1.7291in"/>
        </style:tab-stops>
      </style:paragraph-properties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7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26f436" officeooo:paragraph-rsid="0026f43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8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2774c4" officeooo:paragraph-rsid="002774c4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9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2a27de" officeooo:paragraph-rsid="0032bac7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0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2c014e" officeooo:paragraph-rsid="002c014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1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paragraph-rsid="002c014e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2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bold" style:font-name-asian="Courier New" style:font-size-asian="10pt" style:font-style-asian="normal" style:font-weight-asian="bold" style:font-name-complex="Courier New" style:font-size-complex="10pt" style:font-style-complex="normal" style:font-weight-complex="bold"/>
    </style:style>
    <style:style style:name="P13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14" style:family="paragraph" style:parent-style-name="Standard">
      <style:text-properties fo:color="#000000" loext:opacity="100%" style:text-outline="false" style:text-line-through-style="none" style:text-line-through-type="none" style:text-position="0% 100%" style:font-name="Courier New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5" style:family="paragraph" style:parent-style-name="Standard">
      <style:text-properties fo:color="#000000" loext:opacity="100%" style:text-outline="false" style:text-line-through-style="none" style:text-line-through-type="none" style:text-position="0% 100%" style:font-name="Courier New" fo:font-size="10pt" fo:font-style="normal" fo:text-shadow="none" style:text-underline-style="none" fo:font-weight="normal" officeooo:rsid="0026f436" officeooo:paragraph-rsid="0026f436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16" style:family="paragraph" style:parent-style-name="Standard">
      <style:paragraph-properties fo:break-before="page"/>
      <style:text-properties fo:color="#000000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17" style:family="paragraph" style:parent-style-name="Standard">
      <style:paragraph-properties fo:break-before="page"/>
      <style:text-properties fo:color="#000000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bold" officeooo:rsid="0026f436" officeooo:paragraph-rsid="0026f436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18" style:family="paragraph" style:parent-style-name="Table_20_Contents">
      <style:text-properties style:font-name="Courier New" fo:font-size="10pt" style:font-name-asian="Courier New" style:font-size-asian="10pt" style:font-name-complex="Courier New" style:font-size-complex="10pt"/>
    </style:style>
    <style:style style:name="P19" style:family="paragraph" style:parent-style-name="Table_20_Contents">
      <style:text-properties style:font-name="Courier New" fo:font-size="10pt" officeooo:rsid="0021de47" officeooo:paragraph-rsid="0021de47" style:font-name-asian="Courier New" style:font-size-asian="10pt" style:font-name-complex="Courier New" style:font-size-complex="10pt"/>
    </style:style>
    <style:style style:name="P20" style:family="paragraph" style:parent-style-name="Table_20_Contents">
      <style:text-properties style:font-name="Courier New" fo:font-size="10pt" officeooo:rsid="0026f436" officeooo:paragraph-rsid="0026f436" style:font-name-asian="Courier New" style:font-size-asian="10pt" style:font-name-complex="Courier New" style:font-size-complex="10pt"/>
    </style:style>
    <style:style style:name="P21" style:family="paragraph" style:parent-style-name="Table_20_Contents">
      <style:text-properties style:font-name="Courier New" fo:font-size="10pt" officeooo:rsid="0026f436" officeooo:paragraph-rsid="002774c4" style:font-name-asian="Courier New" style:font-size-asian="10pt" style:font-name-complex="Courier New" style:font-size-complex="10pt"/>
    </style:style>
    <style:style style:name="P22" style:family="paragraph" style:parent-style-name="Table_20_Contents">
      <style:text-properties style:font-name="Courier New" fo:font-size="10pt" officeooo:rsid="002c014e" officeooo:paragraph-rsid="002c014e" style:font-name-asian="Courier New" style:font-size-asian="10pt" style:font-name-complex="Courier New" style:font-size-complex="10pt"/>
    </style:style>
    <style:style style:name="P23" style:family="paragraph" style:parent-style-name="Table_20_Contents">
      <style:text-properties style:font-name="Courier New" fo:font-size="10pt" officeooo:rsid="002c014e" officeooo:paragraph-rsid="002f7c31" style:font-name-asian="Courier New" style:font-size-asian="10pt" style:font-name-complex="Courier New" style:font-size-complex="10pt"/>
    </style:style>
    <style:style style:name="P24" style:family="paragraph" style:parent-style-name="Table_20_Contents">
      <style:text-properties style:font-name="Courier New" fo:font-size="10pt" officeooo:rsid="002c014e" officeooo:paragraph-rsid="0032bac7" style:font-name-asian="Courier New" style:font-size-asian="10pt" style:font-name-complex="Courier New" style:font-size-complex="10pt"/>
    </style:style>
    <style:style style:name="P25" style:family="paragraph" style:parent-style-name="Table_20_Contents">
      <style:text-properties style:font-name="Courier New" fo:font-size="10pt" officeooo:rsid="002f7c31" officeooo:paragraph-rsid="002f7c31" style:font-name-asian="Courier New" style:font-size-asian="10pt" style:font-name-complex="Courier New" style:font-size-complex="10pt"/>
    </style:style>
    <style:style style:name="P26" style:family="paragraph" style:parent-style-name="Table_20_Contents">
      <style:text-properties style:font-name="Courier New" fo:font-size="10pt" officeooo:rsid="0032bac7" officeooo:paragraph-rsid="0032bac7" style:font-name-asian="Courier New" style:font-size-asian="10pt" style:font-name-complex="Courier New" style:font-size-complex="10pt"/>
    </style:style>
    <style:style style:name="P27" style:family="paragraph" style:parent-style-name="Table_20_Contents">
      <style:text-properties style:font-name="Courier New" fo:font-size="10pt" fo:font-weight="bold" style:font-name-asian="Courier New" style:font-size-asian="10pt" style:font-weight-asian="bold" style:font-name-complex="Courier New" style:font-size-complex="10pt" style:font-weight-complex="bold"/>
    </style:style>
    <style:style style:name="P28" style:family="paragraph" style:parent-style-name="Table_20_Contents">
      <style:text-properties style:font-name="Courier New" fo:font-size="10pt" fo:font-weight="normal" officeooo:rsid="0026f436" officeooo:paragraph-rsid="002774c4" style:font-name-asian="Courier New" style:font-size-asian="10pt" style:font-weight-asian="normal" style:font-name-complex="Courier New" style:font-size-complex="10pt" style:font-weight-complex="normal"/>
    </style:style>
    <style:style style:name="P29" style:family="paragraph" style:parent-style-name="Table_20_Contents">
      <style:text-properties style:font-name="Arial" fo:font-size="10pt" style:font-name-asian="Courier New" style:font-size-asian="10pt" style:font-name-complex="Courier New" style:font-size-complex="10pt"/>
    </style:style>
    <style:style style:name="P30" style:family="paragraph" style:parent-style-name="Standard">
      <style:paragraph-properties fo:margin-left="0in" fo:margin-right="0in" fo:text-indent="0in" style:auto-text-indent="false" fo:break-before="page"/>
      <style:text-properties fo:color="#000000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31" style:family="paragraph" style:parent-style-name="Standard">
      <style:paragraph-properties fo:margin-left="0in" fo:margin-right="0in" fo:text-indent="0in" style:auto-text-indent="false"/>
      <style:text-properties fo:color="#000000" loext:opacity="100%" style:text-outline="false" style:text-line-through-style="none" style:text-line-through-type="none" style:text-position="0% 100%" style:font-name="Arial" fo:font-size="16pt" fo:font-style="normal" fo:text-shadow="none" style:text-underline-style="none" fo:font-weight="bold" style:font-name-asian="Courier New" style:font-size-asian="16pt" style:font-style-asian="normal" style:font-weight-asian="bold" style:font-name-complex="Courier New" style:font-size-complex="16pt" style:font-style-complex="normal" style:font-weight-complex="bold"/>
    </style:style>
    <style:style style:name="P32" style:family="paragraph" style:parent-style-name="Standard">
      <style:paragraph-properties fo:margin-left="0in" fo:margin-right="0in" fo:text-indent="0in" style:auto-text-indent="false"/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3" style:family="paragraph" style:parent-style-name="Standard">
      <style:paragraph-properties fo:margin-left="0in" fo:margin-right="0in" fo:text-indent="0in" style:auto-text-indent="false"/>
      <style:text-properties fo:color="#000000" loext:opacity="100%" style:text-outline="false" style:text-line-through-style="none" style:text-line-through-type="none" style:text-position="0% 100%" style:font-name="Courier New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4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5" style:family="paragraph" style:parent-style-name="Standard" style:list-style-name="L1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6" style:family="paragraph" style:parent-style-name="Standard">
      <style:text-properties fo:color="#000000" loext:opacity="100%" style:text-outline="false" style:text-line-through-style="none" style:text-line-through-type="none" style:text-position="0% 100%" style:font-name="Arial" fo:font-size="10pt" fo:font-style="normal" fo:text-shadow="none" style:text-underline-style="none" fo:font-weight="normal" officeooo:rsid="00349b08" officeooo:paragraph-rsid="00349b08" style:font-name-asian="Courier New" style:font-size-asian="10pt" style:font-style-asian="normal" style:font-weight-asian="normal" style:font-name-complex="Courier New" style:font-size-complex="10pt" style:font-style-complex="normal" style:font-weight-complex="normal"/>
    </style:style>
    <style:style style:name="P37" style:family="paragraph">
      <loext:graphic-properties draw:opacity="0%"/>
      <style:paragraph-properties fo:text-align="center"/>
    </style:style>
    <style:style style:name="P38" style:family="paragraph">
      <loext:graphic-properties draw:fill="none" draw:fill-color="#ffffff"/>
    </style:style>
    <style:style style:name="P39" style:family="paragraph">
      <style:paragraph-properties fo:text-align="center"/>
    </style:style>
    <style:style style:name="P40" style:family="paragraph">
      <loext:graphic-properties draw:fill="none" draw:fill-color="#ffffff"/>
      <style:text-properties style:font-name="Ari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size="16pt" fo:font-weight="bold" style:font-size-asian="16pt" style:font-weight-asian="bold" style:font-size-complex="16pt" style:font-weight-complex="bold"/>
    </style:style>
    <style:style style:name="T3" style:family="text">
      <style:text-properties fo:font-size="16pt" fo:font-weight="bold" officeooo:rsid="002a27de" style:font-size-asian="16pt" style:font-weight-asian="bold" style:font-size-complex="16pt" style:font-weight-complex="bold"/>
    </style:style>
    <style:style style:name="T4" style:family="text">
      <style:text-properties style:font-name="Courier New"/>
    </style:style>
    <style:style style:name="T5" style:family="text">
      <style:text-properties style:font-name="Courier New" fo:font-weight="normal" style:font-weight-asian="normal" style:font-weight-complex="normal"/>
    </style:style>
    <style:style style:name="T6" style:family="text">
      <style:text-properties style:font-name="Courier New" officeooo:rsid="002774c4"/>
    </style:style>
    <style:style style:name="T7" style:family="text">
      <style:text-properties style:font-name="Courier New" officeooo:rsid="002c014e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style:font-name="Arial"/>
    </style:style>
    <style:style style:name="T10" style:family="text">
      <style:text-properties officeooo:rsid="001e8e69"/>
    </style:style>
    <style:style style:name="T11" style:family="text">
      <style:text-properties officeooo:rsid="0021de47"/>
    </style:style>
    <style:style style:name="T12" style:family="text">
      <style:text-properties officeooo:rsid="002774c4"/>
    </style:style>
    <style:style style:name="T13" style:family="text">
      <style:text-properties officeooo:rsid="002c014e"/>
    </style:style>
    <style:style style:name="T14" style:family="text">
      <style:text-properties officeooo:rsid="0032bac7"/>
    </style:style>
    <style:style style:name="T15" style:family="text">
      <style:text-properties officeooo:rsid="0033d6e7"/>
    </style:style>
    <style:style style:name="T16" style:family="text">
      <style:text-properties officeooo:rsid="00349b08"/>
    </style:style>
    <text:list-style style:name="L1">
      <text:list-level-style-bullet text:level="1" text:style-name="Bullet_20_Symbols" text:bullet-char="●">
        <style:list-level-properties text:space-before="0.25in" text:min-label-width="0.25in"/>
        <style:text-properties style:font-name="StarSymbol"/>
      </text:list-level-style-bullet>
      <text:list-level-style-bullet text:level="2" text:style-name="Bullet_20_Symbols" text:bullet-char="○">
        <style:list-level-properties text:space-before="0.5in" text:min-label-width="0.25in"/>
        <style:text-properties style:font-name="StarSymbol"/>
      </text:list-level-style-bullet>
      <text:list-level-style-bullet text:level="3" text:style-name="Bullet_20_Symbols" text:bullet-char="■">
        <style:list-level-properties text:space-before="0.75in" text:min-label-width="0.25in"/>
        <style:text-properties style:font-name="StarSymbol"/>
      </text:list-level-style-bullet>
      <text:list-level-style-bullet text:level="4" text:style-name="Bullet_20_Symbols" text:bullet-char="●">
        <style:list-level-properties text:space-before="1in" text:min-label-width="0.25in"/>
        <style:text-properties style:font-name="StarSymbol"/>
      </text:list-level-style-bullet>
      <text:list-level-style-bullet text:level="5" text:style-name="Bullet_20_Symbols" text:bullet-char="○">
        <style:list-level-properties text:space-before="1.25in" text:min-label-width="0.25in"/>
        <style:text-properties style:font-name="StarSymbol"/>
      </text:list-level-style-bullet>
      <text:list-level-style-bullet text:level="6" text:style-name="Bullet_20_Symbols" text:bullet-char="■">
        <style:list-level-properties text:space-before="1.5in" text:min-label-width="0.25in"/>
        <style:text-properties style:font-name="StarSymbol"/>
      </text:list-level-style-bullet>
      <text:list-level-style-bullet text:level="7" text:style-name="Bullet_20_Symbols" text:bullet-char="●">
        <style:list-level-properties text:space-before="1.75in" text:min-label-width="0.25in"/>
        <style:text-properties style:font-name="StarSymbol"/>
      </text:list-level-style-bullet>
      <text:list-level-style-bullet text:level="8" text:style-name="Bullet_20_Symbols" text:bullet-char="○">
        <style:list-level-properties text:space-before="2in" text:min-label-width="0.25in"/>
        <style:text-properties style:font-name="StarSymbol"/>
      </text:list-level-style-bullet>
      <text:list-level-style-bullet text:level="9" text:style-name="Bullet_20_Symbols" text:bullet-char="■">
        <style:list-level-properties text:space-before="2.25in" text:min-label-width="0.25in"/>
        <style:text-properties style:font-name="StarSymbol"/>
      </text:list-level-style-bullet>
      <text:list-level-style-bullet text:level="10" text:style-name="Bullet_20_Symbols" text:bullet-char="●">
        <style:list-level-properties text:space-before="2.5in" text:min-label-width="0.25in"/>
        <style:text-properties style:font-name="StarSymbol"/>
      </text:list-level-style-bullet>
    </text:list-style>
    <style:style style:name="gr1" style:family="graphic">
      <style:graphic-properties style:run-through="foreground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width="0.0402in" draw:marker-start-width="0.2in" draw:marker-end-width="0.2in" draw:opacity="0%" draw:textarea-horizontal-align="center" draw:textarea-vertical-align="middle" fo:padding-top="0.0201in" fo:padding-bottom="0.0201in" fo:padding-left="0.0201in" fo:padding-right="0.0201in" draw:shadow-opacity="0%" style:run-through="foreground"/>
    </style:style>
    <style:style style:name="gr3" style:family="graphic">
      <style:graphic-properties draw:stroke="none" svg:stroke-color="#000000" draw:fill="none" draw:fill-color="#ffffff" fo:min-height="0.2602in" style:run-through="foreground"/>
      <style:paragraph-properties style:writing-mode="lr-tb"/>
    </style:style>
    <style:style style:name="gr4" style:family="graphic">
      <style:graphic-properties svg:stroke-width="0.0201in" draw:marker-start-width="0.1701in" draw:marker-end-width="0.1701in" draw:opacity="0%" draw:textarea-horizontal-align="center" draw:textarea-vertical-align="middle" fo:padding-top="0.0098in" fo:padding-bottom="0.0098in" fo:padding-left="0.0098in" fo:padding-right="0.0098in" draw:shadow-opacity="0%" style:run-through="foreground"/>
      <style:paragraph-properties style:writing-mode="lr-tb"/>
    </style:style>
    <style:style style:name="gr5" style:family="graphic">
      <style:graphic-properties draw:stroke="dash" draw:stroke-dash="Ultrafine_20_Dashed" svg:stroke-width="0.0201in" draw:marker-start-width="0.1701in" draw:marker-end="Arrow" draw:marker-end-width="0.1098in" draw:textarea-horizontal-align="center" draw:textarea-vertical-align="middle" fo:padding-top="0.0102in" fo:padding-bottom="0.0102in" fo:padding-left="0.0102in" fo:padding-right="0.0102in" style:run-through="foreground"/>
    </style:style>
    <style:style style:name="gr6" style:family="graphic">
      <style:graphic-properties draw:stroke="none" svg:stroke-color="#000000" draw:fill="none" draw:fill-color="#ffffff" fo:min-height="1.1654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22. Reference Variables and Reference Parameters" text:name="title"/>
      </text:user-field-decls>
      <text:p text:style-name="P3"><text:user-field-get text:name="title">22. Reference Variables and Reference Parameters</text:user-field-get></text:p>
      <text:p text:style-name="P4"/>
      <text:p text:style-name="P4">Objectives</text:p>
      <text:list xml:id="list4056499888" text:style-name="L1">
        <text:list-item>
          <text:p text:style-name="P35">Understand and use reference variables</text:p>
        </text:list-item>
        <text:list-item>
          <text:p text:style-name="P35">Write functions with reference parameters</text:p>
        </text:list-item>
      </text:list>
      <text:p text:style-name="P5"/>
      <text:p text:style-name="P36">You have already seen references (or reference variables). This chapter is a quick review and some more information on references.</text:p>
      <text:p text:style-name="P30">Problems with Our Functions</text:p>
      <text:p text:style-name="P31"/>
      <text:p text:style-name="P32">What about writing a function to perform “array assignment”, i.e., we want to do the following:</text:p>
      <text:p text:style-name="P32"/>
      <text:p text:style-name="P33"><text:tab/>int x[] = {1,2,3};</text:p>
      <text:p text:style-name="P33"><text:tab/>int xSize = 3;</text:p>
      <text:p text:style-name="P33"><text:tab/>int y[3];</text:p>
      <text:p text:style-name="P33"><text:tab/>int ySize = 3;</text:p>
      <text:p text:style-name="P33"><text:tab/>arrayAssign(y, 3, x, 3); // like y = x</text:p>
      <text:p text:style-name="P33"/>
      <text:p text:style-name="P32">That's easy: Just write a for-loop in the function to pass the values from one to the other.</text:p>
      <text:p text:style-name="P5"/>
      <text:p text:style-name="P5">This works for arrays of the same size. What if I use a “length” for an array? </text:p>
      <text:p text:style-name="P5"/>
      <text:p text:style-name="P5">What I mean is that suppose I have an array of size 1000. I want to use the array like a container: I want to put values into the array and I want to pull values out of the array. The length of an array measures the number of things I put into the array that has not been taken out. For instance suppose I have the following:</text:p>
      <text:p text:style-name="P5"/>
      <table:table table:name="Table10" table:style-name="Table10">
        <table:table-column table:style-name="Table10.A"/>
        <table:table-row table:style-name="TableLine1668686479696">
          <table:table-cell table:style-name="Table10.A1" office:value-type="string">
            <text:p text:style-name="P14">const int GOOGLE_STOCK_PRICE_SIZE = 1000;</text:p>
            <text:p text:style-name="P14">double googleStockPrice[GOOGLE_STOCK_PRICE_SIZE];</text:p>
          </table:table-cell>
        </table:table-row>
      </table:table>
      <text:p text:style-name="P14"><text:s/></text:p>
      <text:p text:style-name="P5">which records the stock as the day progresses. <text:span text:style-name="T4">googleStockPrice[0]</text:span> is the stock price of Google at 9:00AM when the stock market opens, and <text:span text:style-name="T4">googleStockPrice[1]</text:span> is the stock price at 9:01AM, etc. At 9:05AM, I have stock prices of Google for 9:00AM, 9:01AM, 9:02AM, 9:03AM, 9:04AM, 9:05AM, i.e. there are 6 values. Of course the array has a size of 1000. But only <text:span text:style-name="T4">googleStockPrice[i]</text:span> for i = 0, 1, 2, 3, 4, 5 are valid at that point in time. I can keep track of how many values (from index 0) are valid using an integer variable, say <text:span text:style-name="T4">googleStockPriceLen</text:span> (Len for length).</text:p>
      <text:p text:style-name="P5"/>
      <table:table table:name="Table1" table:style-name="Table1">
        <table:table-column table:style-name="Table1.A"/>
        <table:table-row table:style-name="TableLine1668686491120">
          <table:table-cell table:style-name="Table1.A1" office:value-type="string">
            <text:p text:style-name="P14">const int GOOGLE_STOCK_PRICE_SIZE = 1000;</text:p>
            <text:p text:style-name="P14">double googleStockPrice[GOOGLE_STOCK_PRICE_SIZE];</text:p>
            <text:p text:style-name="P14">int googleStockPriceLen = 0;</text:p>
          </table:table-cell>
        </table:table-row>
      </table:table>
      <text:p text:style-name="P14"/>
      <text:p text:style-name="P5">So make sure you see the difference between the two different measures of an array: one measures the <text:span text:style-name="T2">total number of values the array can hold</text:span>, and the other measures <text:span text:style-name="T2">the number of values that have been placed into the array that has not been taken out</text:span>.</text:p>
      <text:p text:style-name="P5"/>
      <text:p text:style-name="P5">Now suppose we want to write an array assignment function for such a general situation (remember: you want functions to be re-usable, therefore you want to make them general enough), then you want to be <text:soft-page-break/>able to do this:</text:p>
      <text:p text:style-name="P5"/>
      <table:table table:name="Table11" table:style-name="Table11">
        <table:table-column table:style-name="Table11.A"/>
        <table:table-row table:style-name="TableLine1668686475072">
          <table:table-cell table:style-name="Table11.A1" office:value-type="string">
            <text:p text:style-name="P14">const int XSIZE = 10;</text:p>
            <text:p text:style-name="P14">int x[XSIZE] = {42, 41, 40};</text:p>
            <text:p text:style-name="P14">int xlen = 3;</text:p>
            <text:p text:style-name="P14">const int YSIZE = 10;</text:p>
            <text:p text:style-name="P14">int y[YSIZE];</text:p>
            <text:p text:style-name="P14">int ylen = 0;</text:p>
            <text:p text:style-name="P14"/>
            <text:p text:style-name="P14">arrayAssign(y, ylen, x, xlen); // sorta like y = x</text:p>
          </table:table-cell>
        </table:table-row>
      </table:table>
      <text:p text:style-name="P5"/>
      <text:p text:style-name="P5">After the function call you want <text:span text:style-name="T4">y[0] = 42</text:span>, <text:span text:style-name="T4">y[1] = 41</text:span>, <text:span text:style-name="T4">y[2] = 40</text:span> and <text:span text:style-name="T4">ylen = 3. </text:span></text:p>
      <text:p text:style-name="P14"/>
      <text:p text:style-name="P5">Now note this: A function can change the values of <text:span text:style-name="T4">y</text:span> which is an array. But the problem is that <text:span text:style-name="T4">ylen</text:span> is an integer variable and hence cannot be changed by a function when it is passed in as a pass-by-value parameter. Right? Here's an example:</text:p>
      <table:table table:name="Table14" table:style-name="Table14">
        <table:table-column table:style-name="Table14.A"/>
        <table:table-row table:style-name="TableLine1668686478880">
          <table:table-cell table:style-name="Table14.A1" office:value-type="string">
            <text:p text:style-name="P18">void swap(int a, int b)</text:p>
            <text:p text:style-name="P18">{</text:p>
            <text:p text:style-name="P18"><text:s text:c="4"/>int t = a;</text:p>
            <text:p text:style-name="P18"><text:s text:c="4"/>a = b;</text:p>
            <text:p text:style-name="P18"><text:s text:c="4"/>b = t;<text:line-break/>}</text:p>
            <text:p text:style-name="P18"/>
            <text:p text:style-name="P18">int main()</text:p>
            <text:p text:style-name="P18">{</text:p>
            <text:p text:style-name="P18"><text:s text:c="4"/>int x = 0;</text:p>
            <text:p text:style-name="P18"><text:s text:c="4"/>int y = 42;</text:p>
            <text:p text:style-name="P18"><text:s text:c="4"/>swap(x, y); // x, y NOT CHANGED!!!!!!!!!!!!!!!!!!</text:p>
            <text:p text:style-name="P18"><text:s text:c="4"/>std::cout &lt;&lt; x &lt;&lt; ' ' &lt;&lt; y &lt;&lt; std::endl;</text:p>
            <text:p text:style-name="P18"><text:s text:c="4"/>return 0;<text:line-break/>}</text:p>
          </table:table-cell>
        </table:table-row>
      </table:table>
      <text:p text:style-name="P5"/>
      <text:p text:style-name="P5">One way to get around that is that you can return a value from a function and use that to change the value of <text:span text:style-name="T4">ylen</text:span> in the calling function. So the code using the array assignment function would look like this:</text:p>
      <text:p text:style-name="P5"/>
      <table:table table:name="Table12" table:style-name="Table12">
        <table:table-column table:style-name="Table12.A"/>
        <table:table-row table:style-name="TableLine1668686475344">
          <table:table-cell table:style-name="Table12.A1" office:value-type="string">
            <text:p text:style-name="P14">const int XSIZE = 10;</text:p>
            <text:p text:style-name="P14">int x[XSIZE] = {42, 41, 40};</text:p>
            <text:p text:style-name="P14">int xlen = 3;</text:p>
            <text:p text:style-name="P14">const int YSIZE = 10;</text:p>
            <text:p text:style-name="P14">int y[YSIZE];</text:p>
            <text:p text:style-name="P14">int ylen = 0;</text:p>
            <text:p text:style-name="P14"/>
            <text:p text:style-name="P14">ylen = arrayAssign(y, x, xlen); // sorta like y = x</text:p>
          </table:table-cell>
        </table:table-row>
      </table:table>
      <text:p text:style-name="P5"/>
      <text:p text:style-name="P5">That will work. <text:span text:style-name="T2">But</text:span> the prototype of this function would look very different from other useful array functions. This is how a header file for all the useful array functions if you have one:</text:p>
      <table:table table:name="Table13" table:style-name="Table13">
        <table:table-column table:style-name="Table13.A"/>
        <table:table-row table:style-name="TableLine1668686490032">
          <table:table-cell table:style-name="Table13.A1" office:value-type="string">
            <text:p text:style-name="P18">// array.h</text:p>
            <text:p text:style-name="P29"/>
            <text:p text:style-name="P18"><text:soft-page-break/>bool arrayEqual(int[], int, int[], int);</text:p>
            <text:p text:style-name="P18">bool arrayNotEqual(int[], int, int[], int);</text:p>
            <text:p text:style-name="P18">void bubbleSort(int[], int);</text:p>
            <text:p text:style-name="P18">int binarySearch(int[], int, int target);</text:p>
            <text:p text:style-name="P14">int arrayAssign(int[], int[], int);</text:p>
          </table:table-cell>
        </table:table-row>
      </table:table>
      <text:p text:style-name="P5"/>
      <text:p text:style-name="P5">One quality of a well-designed program is one with <text:span text:style-name="T2">least surprises</text:span>. In all parameters, you always see an array followed by a length ... EXCEPT for the case of <text:span text:style-name="T4">arrayAssign()</text:span>.</text:p>
      <text:p text:style-name="P5"/>
      <text:p text:style-name="P5">There's another problem with using return values to change variables: If you want to change the value of two variables through one single function call you CAN'T. <text:span text:style-name="T2">A function cannot return two values at the same time</text:span>. The following <text:span text:style-name="T2">does NOT work</text:span>:</text:p>
      <table:table table:name="Table49" table:style-name="Table49">
        <table:table-column table:style-name="Table49.A"/>
        <table:table-row table:style-name="TableLine1668686482144">
          <table:table-cell table:style-name="Table49.A1" office:value-type="string">
            <text:p text:style-name="P18"><text:span text:style-name="T2">int,int</text:span> swap(int a, int b) </text:p>
            <text:p text:style-name="P18">{</text:p>
            <text:p text:style-name="P18"><text:s text:c="4"/>int t = a;</text:p>
            <text:p text:style-name="P18"><text:s text:c="4"/>a = b;</text:p>
            <text:p text:style-name="P18"><text:s text:c="4"/>b = t;</text:p>
            <text:p text:style-name="P18"><text:s text:c="4"/><text:span text:style-name="T2">return a, b // abominable</text:span><text:line-break/>}</text:p>
            <text:p text:style-name="P18"/>
            <text:p text:style-name="P18"/>
            <text:p text:style-name="P18">int main()</text:p>
            <text:p text:style-name="P18">{</text:p>
            <text:p text:style-name="P18"><text:s text:c="4"/>int x = 0;</text:p>
            <text:p text:style-name="P18"><text:s text:c="4"/>int y = 42;</text:p>
            <text:p text:style-name="P18"><text:s text:c="4"/><text:span text:style-name="T2">x, y = swap(x, y); // :o</text:span></text:p>
            <text:p text:style-name="P18"><text:s text:c="4"/>return 0;<text:line-break/>}</text:p>
          </table:table-cell>
        </table:table-row>
      </table:table>
      <text:p text:style-name="P5"/>
      <text:p text:style-name="P30">Pass-by-Reference</text:p>
      <text:p text:style-name="P31"/>
      <text:p text:style-name="P5">Now try this</text:p>
      <table:table table:name="Table15" table:style-name="Table15">
        <table:table-column table:style-name="Table15.A"/>
        <table:table-row table:style-name="TableLine1668686482416">
          <table:table-cell table:style-name="Table15.A1" office:value-type="string">
            <text:p text:style-name="P18">void swap(int <text:span text:style-name="T2">&amp;</text:span> a, int <text:span text:style-name="T2">&amp;</text:span> b)</text:p>
            <text:p text:style-name="P18">{</text:p>
            <text:p text:style-name="P18"><text:s text:c="4"/>int t = a;</text:p>
            <text:p text:style-name="P18"><text:s text:c="4"/>a = b;</text:p>
            <text:p text:style-name="P18"><text:s text:c="4"/>b = t;<text:line-break/>}</text:p>
            <text:p text:style-name="P18"/>
            <text:p text:style-name="P18">int main()</text:p>
            <text:p text:style-name="P18">{</text:p>
            <text:p text:style-name="P18"><text:s text:c="4"/>int x = 0;</text:p>
            <text:p text:style-name="P18"><text:s text:c="4"/>int y = 42;</text:p>
            <text:p text:style-name="P18"><text:s text:c="4"/>swap(x, y);</text:p>
            <text:p text:style-name="P18"><text:s text:c="4"/>std::cout &lt;&lt; x &lt;&lt; ' ' &lt;&lt; y &lt;&lt; std::endl;</text:p>
            <text:p text:style-name="P18"><text:s text:c="4"/>return 0;<text:line-break/>}</text:p>
          </table:table-cell>
        </table:table-row>
      </table:table>
      <text:p text:style-name="P5"/>
      <text:p text:style-name="P5"><draw:frame text:anchor-type="paragraph" draw:z-index="1" draw:name="Shape1" draw:style-name="gr6" draw:text-style-name="P40" svg:width="1.948in" svg:height="1.1657in" svg:x="5.1862in" svg:y="0.3071in"><draw:text-box><text:p><text:span text:style-name="T9">The memory model just before the return from </text:span><text:span text:style-name="T4">swap()</text:span><text:span text:style-name="T9"> to </text:span><text:span text:style-name="T4">main()</text:span><text:span text:style-name="T9">. Note that a and b do not have their own memory for values</text:span></text:p></draw:text-box></draw:frame>The variables <text:span text:style-name="T4">a</text:span> and <text:span text:style-name="T4">b</text:span> are called <text:span text:style-name="T2">reference variable</text:span>, in particular they are integer reference variables. They are <text:s/>different from the regular plain-jane variables. They <text:span text:style-name="T2">do not have their own memory for keeping values</text:span>. They <text:span text:style-name="T2">refer</text:span> to other variables. A reference variable is an <text:span text:style-name="T2">alias</text:span> of another variable.</text:p>
      <text:p text:style-name="P5"/>
      <text:p text:style-name="P5"><draw:g text:anchor-type="paragraph" draw:z-index="0" draw:name="Shape2" draw:style-name="gr1"><draw:rect draw:style-name="gr2" draw:text-style-name="P37" svg:width="2.3858in" svg:height="0.9169in" svg:x="4.9846in" svg:y="0.1953in"><text:p/></draw:rect><draw:rect draw:style-name="gr2" draw:text-style-name="P37" svg:width="2.3858in" svg:height="1.1642in" svg:x="4.9709in" svg:y="1.3516in"><text:p/></draw:rect><draw:rect draw:style-name="gr4" draw:text-style-name="P37" svg:width="1.2921in" svg:height="0.2087in" svg:x="5.5681in" svg:y="0.8098in"><text:p text:style-name="P39">0</text:p></draw:rect><draw:frame draw:style-name="gr3" draw:text-style-name="P38" svg:width="0.2713in" svg:height="0.2606in" svg:x="5.0992in" svg:y="0.2472in"><draw:text-box><text:p>a</text:p></draw:text-box></draw:frame><draw:frame draw:style-name="gr3" draw:text-style-name="P38" svg:width="0.2713in" svg:height="0.2606in" svg:x="5.0992in" svg:y="0.5079in"><draw:text-box><text:p>b</text:p></draw:text-box></draw:frame><draw:frame draw:style-name="gr3" draw:text-style-name="P38" svg:width="0.2713in" svg:height="0.2606in" svg:x="5.0992in" svg:y="0.7681in"><draw:text-box><text:p>t</text:p></draw:text-box></draw:frame><draw:frame draw:style-name="gr3" draw:text-style-name="P38" svg:width="0.2713in" svg:height="0.2606in" svg:x="5.0992in" svg:y="1.6646in"><draw:text-box><text:p>y</text:p></draw:text-box></draw:frame><draw:frame draw:style-name="gr3" draw:text-style-name="P38" svg:width="0.2713in" svg:height="0.2606in" svg:x="5.0992in" svg:y="1.4043in"><draw:text-box><text:p>x</text:p></draw:text-box></draw:frame><draw:rect draw:style-name="gr4" draw:text-style-name="P37" svg:width="1.2921in" svg:height="0.2087in" svg:x="5.5717in" svg:y="1.4169in"><text:p text:style-name="P39">42</text:p></draw:rect><draw:rect draw:style-name="gr4" draw:text-style-name="P37" svg:width="1.2921in" svg:height="0.2087in" svg:x="5.5717in" svg:y="1.7126in"><text:p text:style-name="P39">0</text:p></draw:rect><draw:polyline draw:style-name="gr5" draw:text-style-name="P39" svg:width="1.1976in" svg:height="0.3224in" draw:transform="rotate (-1.5707963267949) translate (5.03680555555556in 0.340972222221434in)" svg:viewBox="0 0 3043 820" draw:points="0,0 0,820 3043,820 3043,0"><text:p/></draw:polyline><draw:polyline draw:style-name="gr5" draw:text-style-name="P39" svg:width="1.1976in" svg:height="0.4543in" draw:transform="rotate (-1.5707963267949) translate (5.03680555555556in 0.597916666665515in)" svg:viewBox="0 0 3043 1155" draw:points="9,0 0,1155 3043,1155 3043,0"><text:p/></draw:polyline></draw:g>Now back to our program with the <text:span text:style-name="T4">swap()</text:span> function:</text:p>
      <table:table table:name="Table17" table:style-name="Table17">
        <table:table-column table:style-name="Table17.A"/>
        <table:table-row table:style-name="TableLine1668769244176">
          <table:table-cell table:style-name="Table17.A1" office:value-type="string">
            <text:p text:style-name="P18">void swap(int <text:span text:style-name="T8">&amp;</text:span> a, int <text:span text:style-name="T8">&amp;</text:span> b)</text:p>
            <text:p text:style-name="P18">{</text:p>
            <text:p text:style-name="P18"><text:s text:c="4"/>int t = a;</text:p>
            <text:p text:style-name="P18"><text:s text:c="4"/>a = b;</text:p>
            <text:p text:style-name="P18"><text:s text:c="4"/>b = t;<text:line-break/>}</text:p>
            <text:p text:style-name="P18"/>
            <text:p text:style-name="P18">int main()</text:p>
            <text:p text:style-name="P18">{</text:p>
            <text:p text:style-name="P18"><text:s text:c="4"/>int x = 0;</text:p>
            <text:p text:style-name="P18"><text:s text:c="4"/>int y = 42;</text:p>
            <text:p text:style-name="P18"><text:s text:c="4"/>swap(x, y);</text:p>
            <text:p text:style-name="P18"><text:s text:c="4"/>std::cout &lt;&lt; x &lt;&lt; ' ' &lt;&lt; y &lt;&lt; std::endl;</text:p>
            <text:p text:style-name="P18"><text:s text:c="4"/>return 0;<text:line-break/>}</text:p>
          </table:table-cell>
        </table:table-row>
      </table:table>
      <text:p text:style-name="P5"/>
      <text:p text:style-name="P6">when <text:span text:style-name="T4">main()</text:span> calls <text:span text:style-name="T4">swap()</text:span>, the integer reference variable <text:span text:style-name="T4">a</text:span> in <text:span text:style-name="T4">swap()</text:span> will <text:span text:style-name="T2">refer</text:span> to the memory of <text:span text:style-name="T4">x</text:span>; it <text:span text:style-name="T2">does not receive a value</text:span> from <text:span text:style-name="T4">x</text:span>. As a matter of fact, referring the diagram, you see that <text:span text:style-name="T4">a</text:span> does not even have its own memory! </text:p>
      <text:p text:style-name="P6"/>
      <text:p text:style-name="P6">Likewise the integer reference variable <text:span text:style-name="T4">b</text:span> in <text:span text:style-name="T4">swap()</text:span><text:span text:style-name="T9"> does not have have </text:span><text:soft-page-break/><text:span text:style-name="T9">its own memory but rather it </text:span>refers to the memory of <text:span text:style-name="T4">y</text:span>.</text:p>
      <text:p text:style-name="P5"/>
      <text:p text:style-name="P5">We call this type of parameter passing <text:span text:style-name="T2">pass-by-reference</text:span>. We say that the <text:span text:style-name="T4">a</text:span> in <text:span text:style-name="T4">swap()</text:span> is a pass-by-reference parameter.</text:p>
      <text:p text:style-name="P5"/>
      <text:p text:style-name="P5">To simplify the scenario, let's forget about functions and just look at reference variables alone. Try this:</text:p>
      <table:table table:name="Table16" table:style-name="Table16">
        <table:table-column table:style-name="Table16.A"/>
        <table:table-row table:style-name="TableLine1668769257504">
          <table:table-cell table:style-name="Table16.A1" office:value-type="string">
            <text:p text:style-name="P18">int i = 5;</text:p>
            <text:p text:style-name="P27">int &amp; j = i;</text:p>
            <text:p text:style-name="P18">std::cout &lt;&lt; i &lt;&lt; ' ' &lt;&lt; j &lt;&lt; std::endl;</text:p>
            <text:p text:style-name="P18">i = 42;</text:p>
            <text:p text:style-name="P18">std::cout &lt;&lt; i &lt;&lt; ' ' &lt;&lt; j &lt;&lt; std::endl;</text:p>
            <text:p text:style-name="P18">j = 0;</text:p>
            <text:p text:style-name="P18">std::cout &lt;&lt; i &lt;&lt; ' ' &lt;&lt; j &lt;&lt; std::endl;</text:p>
          </table:table-cell>
        </table:table-row>
      </table:table>
      <text:p text:style-name="P5"/>
      <text:p text:style-name="P5">As you can see <text:span text:style-name="T4">j</text:span> has type</text:p>
      <text:p text:style-name="P5"/>
      <text:p text:style-name="P5"><text:tab/><text:span text:style-name="T4">int &amp;</text:span></text:p>
      <text:p text:style-name="P5"/>
      <text:p text:style-name="P5">i.e. <text:span text:style-name="T4">j</text:span> is an integer reference. It's initialized to <text:span text:style-name="T4">i</text:span>. That means that <text:span text:style-name="T4">j</text:span> refers to the memory of <text:span text:style-name="T4">i</text:span>.</text:p>
      <text:p text:style-name="P5"/>
      <text:p text:style-name="P5"/>
      <text:p text:style-name="P5"><text:span text:style-name="T8">Exercise.</text:span> Can you declare reference variables of doubles?</text:p>
      <table:table table:name="Table2" table:style-name="Table2">
        <table:table-column table:style-name="Table2.A"/>
        <table:table-row table:style-name="TableLine1668769272464">
          <table:table-cell table:style-name="Table2.A1" office:value-type="string">
            <text:p text:style-name="P18">double i = 3.14;</text:p>
            <text:p text:style-name="P27">_________ j = i; // declare j to be a reference to I</text:p>
            <text:p text:style-name="P27"/>
            <text:p text:style-name="P18">std::cout &lt;&lt; i &lt;&lt; ' ' &lt;&lt; j &lt;&lt; std::endl;</text:p>
            <text:p text:style-name="P18">i = 2.718;</text:p>
            <text:p text:style-name="P18">std::cout &lt;&lt; i &lt;&lt; ' ' &lt;&lt; j &lt;&lt; std::endl;</text:p>
            <text:p text:style-name="P18">j = -1;</text:p>
            <text:p text:style-name="P18">std::cout &lt;&lt; i &lt;&lt; ' ' &lt;&lt; j &lt;&lt; std::endl;</text:p>
          </table:table-cell>
        </table:table-row>
      </table:table>
      <text:p text:style-name="P5"/>
      <text:p text:style-name="P5"/>
      <text:p text:style-name="P5">See how a reference variable behaves? <text:span text:style-name="T4">j</text:span> refers to the memory of <text:span text:style-name="T4">i</text:span>. <text:span text:style-name="T4">j</text:span> is just another name for <text:span text:style-name="T4">i</text:span>; it's an alias for <text:span text:style-name="T4">i.</text:span></text:p>
      <text:p text:style-name="P5"/>
      <text:p text:style-name="P5">In terms of our program</text:p>
      <table:table table:name="Table42" table:style-name="Table42">
        <table:table-column table:style-name="Table42.A"/>
        <table:table-row table:style-name="TableLine1668769266480">
          <table:table-cell table:style-name="Table42.A1" office:value-type="string">
            <text:p text:style-name="P18">void swap(int <text:span text:style-name="T8">&amp;</text:span> a, int <text:span text:style-name="T8">&amp;</text:span> b)</text:p>
            <text:p text:style-name="P18">{</text:p>
            <text:p text:style-name="P18"><text:s text:c="4"/>int t = a;</text:p>
            <text:p text:style-name="P18"><text:s text:c="4"/>a = b;</text:p>
            <text:p text:style-name="P18"><text:s text:c="4"/>b = t;<text:line-break/>}</text:p>
            <text:p text:style-name="P18"/>
            <text:p text:style-name="P18">int main()</text:p>
            <text:p text:style-name="P18">{</text:p>
            <text:p text:style-name="P18"><text:s text:c="4"/>int x = 0;</text:p>
            <text:p text:style-name="P18"><text:s text:c="4"/>int y = 42;</text:p>
            <text:p text:style-name="P18"><text:s text:c="4"/>swap(x, y);</text:p>
            <text:p text:style-name="P18"><text:s text:c="4"/>std::cout &lt;&lt; x &lt;&lt; ' ' &lt;&lt; y &lt;&lt; std::endl;</text:p>
            <text:p text:style-name="P18"><text:s text:c="4"/>return 0;<text:line-break/><text:soft-page-break/>}</text:p>
          </table:table-cell>
        </table:table-row>
      </table:table>
      <text:p text:style-name="P5">when <text:span text:style-name="T4">swap()</text:span> is called, the reference variable <text:span text:style-name="T4">a</text:span> is created and is assigned <text:span text:style-name="T4">x</text:span> which makes <text:span text:style-name="T4">a</text:span> a reference to <text:span text:style-name="T4">x</text:span> – <text:s/><text:span text:style-name="T4">a</text:span> uses the memory of <text:span text:style-name="T4">x. </text:span><text:span text:style-name="T9">Whatever you do to </text:span><text:span text:style-name="T4">a</text:span><text:span text:style-name="T9"> in </text:span><text:span text:style-name="T4">swap()</text:span><text:span text:style-name="T9"> therefore also change </text:span><text:span text:style-name="T4">x.</text:span></text:p>
      <text:p text:style-name="P5"/>
      <text:p text:style-name="P5"/>
      <text:p text:style-name="P5"><text:span text:style-name="T8">Exercise.</text:span> Fix this program so that it works:</text:p>
      <table:table table:name="Table22" table:style-name="Table22">
        <table:table-column table:style-name="Table22.A"/>
        <table:table-row table:style-name="TableLine1668769258592">
          <table:table-cell table:style-name="Table22.A1" office:value-type="string">
            <text:p text:style-name="P18">void inc(int x)</text:p>
            <text:p text:style-name="P18">{</text:p>
            <text:p text:style-name="P18"><text:s text:c="2"/>x++;<text:line-break/>}</text:p>
            <text:p text:style-name="P18"/>
            <text:p text:style-name="P18">int main()</text:p>
            <text:p text:style-name="P18">{</text:p>
            <text:p text:style-name="P18"><text:s text:c="2"/>int a = 42;</text:p>
            <text:p text:style-name="P18"><text:s text:c="2"/>inc(a);</text:p>
            <text:p text:style-name="P18"><text:s text:c="2"/>std::cout &lt;&lt; a &lt;&lt; std::endl; // should see 43</text:p>
            <text:p text:style-name="P18"><text:s text:c="2"/>return 0;<text:line-break/>}</text:p>
          </table:table-cell>
        </table:table-row>
      </table:table>
      <text:p text:style-name="P5">(Of course this is just for demo. In a real world program, you should use ++ instead of writing a function for it!)</text:p>
      <text:p text:style-name="P5"/>
      <text:p text:style-name="P5"/>
      <text:p text:style-name="P5"><text:span text:style-name="T8">Exercise.</text:span> Complete this program:</text:p>
      <table:table table:name="Table50" table:style-name="Table50">
        <table:table-column table:style-name="Table50.A"/>
        <table:table-row table:style-name="TableLine1668769270560">
          <table:table-cell table:style-name="Table50.A1" office:value-type="string">
            <text:p text:style-name="P18">// sort x, y, z in ascending order using bubblesort</text:p>
            <text:p text:style-name="P18">void sort(int &amp; x, int &amp; y, int &amp; z)</text:p>
            <text:p text:style-name="P18">{</text:p>
            <text:p text:style-name="P18"><text:s text:c="2"/>... CODE ...<text:line-break/>}</text:p>
            <text:p text:style-name="P18"/>
            <text:p text:style-name="P18">int main()</text:p>
            <text:p text:style-name="P18">{</text:p>
            <text:p text:style-name="P18"><text:s text:c="2"/>int x = 3, y = 5, z = 2;</text:p>
            <text:p text:style-name="P18"><text:s text:c="2"/>sort(x, y, z);</text:p>
            <text:p text:style-name="P18"><text:s text:c="2"/>std::cout &lt;&lt; x &lt;&lt; ' ' &lt;&lt; y &lt;&lt; z &lt;&lt; ' ' </text:p>
            <text:p text:style-name="P18"><text:s text:c="12"/>&lt;&lt; std::endl; // should get: 2 3 5</text:p>
            <text:p text:style-name="P18"><text:s text:c="2"/>return 0;<text:line-break/>}</text:p>
          </table:table-cell>
        </table:table-row>
      </table:table>
      <text:p text:style-name="P5"/>
      <text:p text:style-name="P5"/>
      <text:p text:style-name="P5">Advice: In general we only use references only when a function is meant to change the value of a variable that is passed in. We do not want accidental changes in the function to propagate back to the caller<text:span text:style-name="T9">. In other words, use references only when you need to. Therefore you should minimize the use of reference variables.</text:span></text:p>
      <text:p text:style-name="P16">Style</text:p>
      <text:p text:style-name="P5"/>
      <text:p text:style-name="P5">Instead of</text:p>
      <text:p text:style-name="P5"/>
      <text:p text:style-name="P5"><text:tab/><text:span text:style-name="T4">int &amp; x</text:span></text:p>
      <text:p text:style-name="P5"/>
      <text:p text:style-name="P5">It's actually more common to write</text:p>
      <text:p text:style-name="P5"/>
      <text:p text:style-name="P5"><text:tab/><text:span text:style-name="T4">int&amp; x</text:span></text:p>
      <text:p text:style-name="P5"/>
      <text:p text:style-name="P5">Another style is this:</text:p>
      <text:p text:style-name="P5"/>
      <text:p text:style-name="P14"><text:tab/>int &amp;x;</text:p>
      <text:p text:style-name="P14"/>
      <text:p text:style-name="P17">Gotcha</text:p>
      <text:p text:style-name="P15"/>
      <text:p text:style-name="P7">Warning!!! This code fragment</text:p>
      <table:table table:name="Table9" table:style-name="Table9">
        <table:table-column table:style-name="Table9.A"/>
        <table:table-row table:style-name="TableLine1668769257232">
          <table:table-cell table:style-name="Table9.A1" office:value-type="string">
            <text:p text:style-name="P20">int x = 42;</text:p>
            <text:p text:style-name="P20">int &amp; a = x, b = x, <text:span text:style-name="T12">c = x</text:span>;</text:p>
          </table:table-cell>
        </table:table-row>
      </table:table>
      <text:p text:style-name="P7">means this:</text:p>
      <table:table table:name="Table19" table:style-name="Table19">
        <table:table-column table:style-name="Table19.A"/>
        <table:table-row table:style-name="TableLine1668769268112">
          <table:table-cell table:style-name="Table19.A1" office:value-type="string">
            <text:p text:style-name="P20">int x = 42;</text:p>
            <text:p text:style-name="P20">int &amp; a = x;</text:p>
            <text:p text:style-name="P20">int b = x;</text:p>
            <text:p text:style-name="P21">int <text:span text:style-name="T12">c</text:span> = x;</text:p>
          </table:table-cell>
        </table:table-row>
      </table:table>
      <text:p text:style-name="P15"/>
      <text:p text:style-name="P7">If you really want <text:span text:style-name="T4">b</text:span> <text:span text:style-name="T12">and </text:span><text:span text:style-name="T6">c</text:span><text:span text:style-name="T12"> </text:span>to be reference<text:span text:style-name="T12">s</text:span>, then you should do this:</text:p>
      <table:table table:name="Table26" table:style-name="Table26">
        <table:table-column table:style-name="Table26.A"/>
        <table:table-row table:style-name="TableLine1668769256416">
          <table:table-cell table:style-name="Table26.A1" office:value-type="string">
            <text:p text:style-name="P20">int x = 42;</text:p>
            <text:p text:style-name="P21">int &amp; a = x, <text:span text:style-name="T2">&amp;</text:span> b = x, <text:span text:style-name="T2">&amp;</text:span> <text:span text:style-name="T12">c</text:span> = x;</text:p>
          </table:table-cell>
        </table:table-row>
      </table:table>
      <text:p text:style-name="P8">or just declare one thing per line:</text:p>
      <table:table table:name="Table53" table:style-name="Table53">
        <table:table-column table:style-name="Table53.A"/>
        <table:table-row table:style-name="TableLine1668769261312">
          <table:table-cell table:style-name="Table53.A1" office:value-type="string">
            <text:p text:style-name="P21">int x = 42;</text:p>
            <text:p text:style-name="P21">int &amp; a = x;</text:p>
            <text:p text:style-name="P28"><text:span text:style-name="T12">int</text:span> &amp; b = x;</text:p>
            <text:p text:style-name="P28"><text:span text:style-name="T12">int</text:span> &amp; <text:span text:style-name="T12">c</text:span> = x;</text:p>
          </table:table-cell>
        </table:table-row>
      </table:table>
      <text:p text:style-name="P8"/>
      <text:p text:style-name="P15"/>
      <text:p text:style-name="P16">Array <text:span text:style-name="T15">a</text:span>ssignment <text:span text:style-name="T15">f</text:span>unction</text:p>
      <text:p text:style-name="P5"/>
      <text:p text:style-name="P5">Let's get back to our array assignment function.</text:p>
      <text:p text:style-name="P5"/>
      <table:table table:name="Table44" table:style-name="Table44">
        <table:table-column table:style-name="Table44.A"/>
        <table:table-row table:style-name="TableLine1668769269200">
          <table:table-cell table:style-name="Table44.A1" office:value-type="string">
            <text:p text:style-name="P18">#include &lt;iostream&gt;</text:p>
            <text:p text:style-name="P18"/>
            <text:p text:style-name="P18">void println(int x[], int len)</text:p>
            <text:p text:style-name="P18">{</text:p>
            <text:p text:style-name="P18"><text:s text:c="4"/>for (int i = 0; i &lt; len; i++)</text:p>
            <text:p text:style-name="P18"><text:s text:c="4"/><text:span text:style-name="T11">{</text:span></text:p>
            <text:p text:style-name="P18"><text:s text:c="8"/>std::cout &lt;&lt; x[i] &lt;&lt; ' ';</text:p>
            <text:p text:style-name="P19"><text:s text:c="4"/>}</text:p>
            <text:p text:style-name="P18"><text:s text:c="4"/>std::cout &lt;&lt; std::endl;<text:line-break/>}</text:p>
            <text:p text:style-name="P18"/>
            <text:p text:style-name="P18"/>
            <text:p text:style-name="P18">void arrayAssign(int y[], <text:span text:style-name="T2">int &amp; ylen</text:span>,</text:p>
            <text:p text:style-name="P18"><text:s text:c="17"/>int x[], int xlen)</text:p>
            <text:p text:style-name="P18">{</text:p>
            <text:p text:style-name="P18"><text:s text:c="4"/>ylen = xlen;</text:p>
            <text:p text:style-name="P18"><text:s text:c="4"/>for (int i = 0; i &lt; xlen; i++)</text:p>
            <text:p text:style-name="P18"><text:s text:c="4"/>{</text:p>
            <text:p text:style-name="P18"><text:s text:c="8"/>y[i] = x[i]; <text:line-break/> <text:s text:c="3"/>}<text:line-break/>}</text:p>
            <text:p text:style-name="P18"/>
            <text:p text:style-name="P18"/>
            <text:p text:style-name="P18">int main()</text:p>
            <text:p text:style-name="P18">{</text:p>
            <text:p text:style-name="P18"><text:s text:c="4"/>int x[] = {1, 2, 3};</text:p>
            <text:p text:style-name="P18"><text:s text:c="4"/>int y[100];</text:p>
            <text:p text:style-name="P18"><text:s text:c="4"/>int ylen = 0;</text:p>
            <text:p text:style-name="P18"><text:s text:c="4"/>arrayAssign(y, ylen, x, 3);</text:p>
            <text:p text:style-name="P18"><text:s text:c="4"/>println(y, ylen);</text:p>
            <text:p text:style-name="P18"><text:s text:c="4"/>return 0;<text:line-break/>}</text:p>
          </table:table-cell>
        </table:table-row>
      </table:table>
      <text:p text:style-name="P5"/>
      <text:p text:style-name="P5">(WARNING: the code does not check that <text:span text:style-name="T4">y</text:span> has enough space for the copying process.)</text:p>
      <text:p text:style-name="P5"/>
      <text:p text:style-name="P5">Now's your turn:</text:p>
      <text:p text:style-name="P5"/>
      <text:p text:style-name="P5"/>
      <text:p text:style-name="P5"><text:span text:style-name="T8">Exercise.</text:span> Write an <text:span text:style-name="T4">arrayConcat()</text:span> function (concatenation of arrays) that appends an array to another. In other words, if <text:span text:style-name="T4">x</text:span> is the array <text:span text:style-name="T4">{1, 2, 3}</text:span> and <text:span text:style-name="T4">y</text:span> is the array <text:span text:style-name="T4">{6, 7, 8, 9}</text:span>, after calling this function with <text:span text:style-name="T4">x</text:span> and <text:span text:style-name="T4">y</text:span>, you want <text:span text:style-name="T4">x</text:span> to be <text:span text:style-name="T4">{1, 2, 3, 6, 7, 8, 9}</text:span>.</text:p>
      <text:p text:style-name="P5"/>
      <table:table table:name="Table45" table:style-name="Table45">
        <table:table-column table:style-name="Table45.A"/>
        <table:table-row table:style-name="TableLine1668769258320">
          <table:table-cell table:style-name="Table45.A1" office:value-type="string">
            <text:p text:style-name="P18">#include &lt;iostream&gt;</text:p>
            <text:p text:style-name="P18"/>
            <text:p text:style-name="P18">void println(int x[], int len)</text:p>
            <text:p text:style-name="P18">{</text:p>
            <text:p text:style-name="P18"><text:soft-page-break/><text:s text:c="4"/>for (int i = 0; i &lt; len; i++)</text:p>
            <text:p text:style-name="P18"><text:s text:c="4"/><text:span text:style-name="T11">{</text:span></text:p>
            <text:p text:style-name="P18"><text:s text:c="8"/>std::cout &lt;&lt; x[i] &lt;&lt; ' ';</text:p>
            <text:p text:style-name="P18"><text:s text:c="4"/><text:span text:style-name="T11">}</text:span></text:p>
            <text:p text:style-name="P18"><text:s text:c="4"/>std::cout &lt;&lt; std::endl;<text:line-break/>}</text:p>
            <text:p text:style-name="P18"/>
            <text:p text:style-name="P18"/>
            <text:p text:style-name="P18">void arrayConcat(int x[], int &amp; xlen,</text:p>
            <text:p text:style-name="P18"><text:s text:c="17"/>int y[], int ylen)</text:p>
            <text:p text:style-name="P18">{</text:p>
            <text:p text:style-name="P18"><text:s text:c="4"/>... CODE ...<text:line-break/>}</text:p>
            <text:p text:style-name="P18"/>
            <text:p text:style-name="P18"/>
            <text:p text:style-name="P18">int main()</text:p>
            <text:p text:style-name="P18">{</text:p>
            <text:p text:style-name="P18"><text:s text:c="4"/>int x[100] = {1, 2, 3};</text:p>
            <text:p text:style-name="P18"><text:s text:c="4"/>int xlen = 3;</text:p>
            <text:p text:style-name="P18"><text:s text:c="4"/>int y[100] = {6, 7, 8, 9};</text:p>
            <text:p text:style-name="P18"><text:s text:c="4"/>int ylen = 4;</text:p>
            <text:p text:style-name="P18"><text:s text:c="4"/>arrayConcat(x, <text:span text:style-name="T11">xlen</text:span>, y, ylen);</text:p>
            <text:p text:style-name="P18"><text:s text:c="4"/>println(x, xlen);</text:p>
            <text:p text:style-name="P18"><text:s text:c="4"/>return 0;<text:line-break/>}</text:p>
          </table:table-cell>
        </table:table-row>
      </table:table>
      <text:p text:style-name="P5"/>
      <text:p text:style-name="P16">More <text:span text:style-name="T15">e</text:span>xamples</text:p>
      <text:p text:style-name="P5"/>
      <text:p text:style-name="P5"/>
      <text:p text:style-name="P5"><draw:g text:anchor-type="paragraph" draw:z-index="2" draw:name="Shape3" draw:style-name="gr1"><draw:rect draw:style-name="gr2" draw:text-style-name="P37" svg:width="2.3858in" svg:height="1.2331in" svg:x="4.9744in" svg:y="0.3362in"><text:p/></draw:rect><draw:frame draw:style-name="gr3" draw:text-style-name="P38" svg:width="0.2713in" svg:height="0.2606in" svg:x="5.1028in" svg:y="0.8161in"><draw:text-box><text:p>j</text:p></draw:text-box></draw:frame><draw:frame draw:style-name="gr3" draw:text-style-name="P38" svg:width="0.2713in" svg:height="0.2606in" svg:x="5.1028in" svg:y="0.389in"><draw:text-box><text:p>i</text:p></draw:text-box></draw:frame><draw:rect draw:style-name="gr4" draw:text-style-name="P37" svg:width="1.2921in" svg:height="0.2087in" svg:x="5.5752in" svg:y="0.4016in"><text:p text:style-name="P39">44</text:p></draw:rect><draw:polyline draw:style-name="gr5" draw:text-style-name="P39" svg:width="0.3177in" svg:height="0.4303in" draw:transform="rotate (-1.5707963267949) translate (5.04027777777778in 0.52361111111002in)" svg:viewBox="0 0 808 1094" draw:points="808,168 808,1094 0,1094 0,0"><text:p/></draw:polyline><draw:polyline draw:style-name="gr5" draw:text-style-name="P39" svg:width="0.3732in" svg:height="0.4094in" draw:transform="rotate (-1.5707963267949) translate (5.04027777777778in 0.947222222221131in)" svg:viewBox="0 0 949 1041" draw:points="949,168 949,1041 0,1041 0,0"><text:p/></draw:polyline><draw:frame draw:style-name="gr3" draw:text-style-name="P38" svg:width="0.2713in" svg:height="0.2606in" svg:x="5.0819in" svg:y="1.1835in"><draw:text-box><text:p>k</text:p></draw:text-box></draw:frame></draw:g><text:span text:style-name="T8">Exercise. </text:span>Can you create a reference that refers to a reference?</text:p>
      <table:table table:name="Table18" table:style-name="Table18">
        <table:table-column table:style-name="Table18.A"/>
        <table:table-row table:style-name="TableLine1668769262128">
          <table:table-cell table:style-name="Table18.A1" office:value-type="string">
            <text:p text:style-name="P18">double i = 3.14;</text:p>
            <text:p text:style-name="P18">double &amp; j = i;</text:p>
            <text:p text:style-name="P18">double &amp; k = j; // k references j which references i</text:p>
            <text:p text:style-name="P18">i = 2.718;</text:p>
            <text:p text:style-name="P18">std::cout &lt;&lt; i &lt;&lt; ' ' &lt;&lt; j &lt;&lt; ' ' &lt;&lt; k &lt;&lt; std::endl;</text:p>
            <text:p text:style-name="P18">j = 1.414;</text:p>
            <text:p text:style-name="P18">std::cout &lt;&lt; i &lt;&lt; ' ' &lt;&lt; j &lt;&lt; ' ' &lt;&lt; j &lt;&lt; std::endl;</text:p>
            <text:p text:style-name="P18">k = 0.693;</text:p>
            <text:p text:style-name="P18">std::cout &lt;&lt; i &lt;&lt; ' ' &lt;&lt; j &lt;&lt; ' ' &lt;&lt; j &lt;&lt; std::endl;</text:p>
          </table:table-cell>
        </table:table-row>
      </table:table>
      <text:p text:style-name="P5"/>
      <text:p text:style-name="P5"/>
      <text:p text:style-name="P5">Here's the relevant rule: <text:span text:style-name="T2">A reference can refer to another reference</text:span>. <text:span text:style-name="T16">In other words, a reference variable can reference a variable or it can reference another reference variable.</text:span></text:p>
      <text:p text:style-name="P5"/>
      <text:p text:style-name="P5"/>
      <text:p text:style-name="P5"><text:span text:style-name="T8">Exercise.</text:span> What is the output?</text:p>
      <table:table table:name="Table23" table:style-name="Table23">
        <table:table-column table:style-name="Table23.A"/>
        <table:table-row table:style-name="TableLine1668769271376">
          <table:table-cell table:style-name="Table23.A1" office:value-type="string">
            <text:p text:style-name="P18">void f(int &amp; a, double c)</text:p>
            <text:p text:style-name="P18">{</text:p>
            <text:p text:style-name="P18"><text:s text:c="4"/>a = a + int(c);</text:p>
            <text:p text:style-name="P18"><text:s text:c="4"/>c = 1.0;<text:line-break/>}</text:p>
            <text:p text:style-name="P18"/>
            <text:p text:style-name="P18"/>
            <text:p text:style-name="P18">void g(int &amp; b, double &amp; c)</text:p>
            <text:p text:style-name="P18">{</text:p>
            <text:p text:style-name="P18"><text:s text:c="4"/>b *= 2 + int(c);</text:p>
            <text:p text:style-name="P18"><text:s text:c="4"/>c = 0.0;</text:p>
            <text:p text:style-name="P18"><text:s text:c="4"/>f(b, c);<text:line-break/>}</text:p>
            <text:p text:style-name="P18"/>
            <text:p text:style-name="P18"/>
            <text:p text:style-name="P18">int main()</text:p>
            <text:p text:style-name="P18">{</text:p>
            <text:p text:style-name="P18"><text:s text:c="4"/>int x = 42;</text:p>
            <text:p text:style-name="P18"><text:s text:c="4"/>double y = 3.14;</text:p>
            <text:p text:style-name="P18"><text:s text:c="4"/>g(x, y);</text:p>
            <text:p text:style-name="P18"><text:s text:c="4"/>std::cout &lt;&lt; x &lt;&lt; ' ' &lt;&lt; y &lt;&lt; std::endl; </text:p>
            <text:p text:style-name="P18"><text:s text:c="4"/>return 0;<text:line-break/>}</text:p>
          </table:table-cell>
        </table:table-row>
      </table:table>
      <text:p text:style-name="P5">(Suggestion: Drawing a memory model might help.)</text:p>
      <text:p text:style-name="P5"/>
      <text:p text:style-name="P5"/>
      <text:p text:style-name="P5"/>
      <text:p text:style-name="P5">Here's another rule: <text:span text:style-name="T2">References must be initialized. Once you </text:span><text:span text:style-name="T3">declare a reference,</text:span><text:span text:style-name="T2"> </text:span><text:span text:style-name="T3">it</text:span><text:span text:style-name="T2"> </text:span><text:soft-page-break/><text:span text:style-name="T2">must immediately refer to the memory of another variable</text:span>. Try this:</text:p>
      <table:table table:name="Table8" table:style-name="Table8">
        <table:table-column table:style-name="Table8.A"/>
        <table:table-row table:style-name="TableLine1668769267568">
          <table:table-cell table:style-name="Table8.A1" office:value-type="string">
            <text:p text:style-name="P18">int i = 5;</text:p>
            <text:p text:style-name="P18">int &amp; j; <text:s text:c="4"/>// create a reference variable ...</text:p>
            <text:p text:style-name="P18">j = i; <text:s text:c="6"/>// ... and *then* make the reference</text:p>
          </table:table-cell>
        </table:table-row>
      </table:table>
      <text:p text:style-name="P5"/>
      <text:p text:style-name="P5"/>
      <text:p text:style-name="P5"/>
      <text:p text:style-name="P5"><text:span text:style-name="T8">Exercise.</text:span> Does this work?</text:p>
      <table:table table:name="Table20" table:style-name="Table20">
        <table:table-column table:style-name="Table20.A"/>
        <table:table-row table:style-name="TableLine1668769269744">
          <table:table-cell table:style-name="Table20.A1" office:value-type="string">
            <text:p text:style-name="P18">int i = 5;</text:p>
            <text:p text:style-name="P18">int &amp; j = i + 1;</text:p>
          </table:table-cell>
        </table:table-row>
      </table:table>
      <text:p text:style-name="P5">Or this?</text:p>
      <table:table table:name="Table21" table:style-name="Table21">
        <table:table-column table:style-name="Table21.A"/>
        <table:table-row table:style-name="TableLine1668769263216">
          <table:table-cell table:style-name="Table21.A1" office:value-type="string">
            <text:p text:style-name="P18">int i = 5;</text:p>
            <text:p text:style-name="P18">int k = 6;</text:p>
            <text:p text:style-name="P18">int &amp; j = i + k;</text:p>
          </table:table-cell>
        </table:table-row>
      </table:table>
      <text:p text:style-name="P5">Why?</text:p>
      <text:p text:style-name="P5"/>
      <text:p text:style-name="P5">Yet another rule: <text:span text:style-name="T2">Variable references must be initialized to variables or another reference </text:span><text:span text:style-name="T3">(not an expression) </text:span><text:s/>(This one is kind of obvious.) Here's an example:</text:p>
      <text:p text:style-name="P5"/>
      <text:p text:style-name="P5"/>
      <text:p text:style-name="P5"><text:span text:style-name="T8">Exercise.</text:span> Of course you know that you can do this:</text:p>
      <table:table table:name="Table24" table:style-name="Table24">
        <table:table-column table:style-name="Table24.A"/>
        <table:table-row table:style-name="TableLine1668769260224">
          <table:table-cell table:style-name="Table24.A1" office:value-type="string">
            <text:p text:style-name="P18">double x = 3.14;</text:p>
            <text:p text:style-name="P18">int y = x;</text:p>
          </table:table-cell>
        </table:table-row>
      </table:table>
      <text:p text:style-name="P5">What about this:</text:p>
      <table:table table:name="Table25" table:style-name="Table25">
        <table:table-column table:style-name="Table25.A"/>
        <table:table-row table:style-name="TableLine1668769255600">
          <table:table-cell table:style-name="Table25.A1" office:value-type="string">
            <text:p text:style-name="P18">double x = 3.14;</text:p>
            <text:p text:style-name="P18">int &amp; y = x;</text:p>
          </table:table-cell>
        </table:table-row>
      </table:table>
      <text:p text:style-name="P5"/>
      <text:p text:style-name="P5"/>
      <text:p text:style-name="P5">Rules, rules, rules ... <text:span text:style-name="T2">The type of a reference must match the type it's referring to</text:span>.</text:p>
      <text:p text:style-name="P5"/>
      <text:p text:style-name="P5"/>
      <text:p text:style-name="P5"><text:span text:style-name="T8">Exercise.</text:span> What is the output? (Or find the errors).</text:p>
      <table:table table:name="Table7" table:style-name="Table7">
        <table:table-column table:style-name="Table7.A"/>
        <table:table-row table:style-name="TableLine1668769268384">
          <table:table-cell table:style-name="Table7.A1" office:value-type="string">
            <text:p text:style-name="P18">void swap(int &amp; b, int &amp; c)</text:p>
            <text:p text:style-name="P18">{</text:p>
            <text:p text:style-name="P18"><text:s text:c="4"/>int t = b;</text:p>
            <text:p text:style-name="P18"><text:s text:c="4"/>b = c;</text:p>
            <text:p text:style-name="P18"><text:s text:c="4"/>c = t;<text:line-break/>}</text:p>
            <text:p text:style-name="P18"/>
            <text:p text:style-name="P18"/>
            <text:p text:style-name="P18">int main()</text:p>
            <text:p text:style-name="P18">{</text:p>
            <text:p text:style-name="P18"><text:s text:c="4"/>int x = 42;</text:p>
            <text:p text:style-name="P18"><text:soft-page-break/><text:s text:c="4"/>double y = 1.234;</text:p>
            <text:p text:style-name="P18"><text:s text:c="4"/>swap(x, y);</text:p>
            <text:p text:style-name="P18"><text:s text:c="4"/>std::cout &lt;&lt; x &lt;&lt; ' ' &lt;&lt; y &lt;&lt; std::endl; </text:p>
            <text:p text:style-name="P18"><text:s text:c="4"/>return 0;<text:line-break/>}</text:p>
          </table:table-cell>
        </table:table-row>
      </table:table>
      <text:p text:style-name="P5"/>
      <text:p text:style-name="P5"/>
      <text:p text:style-name="P5"><text:span text:style-name="T8">Exercise.</text:span> What is the output? (Or is there an error?)</text:p>
      <table:table table:name="Table6" table:style-name="Table6">
        <table:table-column table:style-name="Table6.A"/>
        <table:table-row table:style-name="TableLine1668769266208">
          <table:table-cell table:style-name="Table6.A1" office:value-type="string">
            <text:p text:style-name="P18">void g(double &amp; b, double &amp; c)</text:p>
            <text:p text:style-name="P18">{</text:p>
            <text:p text:style-name="P18"><text:s text:c="4"/>b *= 2 + int(c);</text:p>
            <text:p text:style-name="P18"><text:s text:c="4"/>c = 0.0;<text:line-break/>}</text:p>
            <text:p text:style-name="P18"/>
            <text:p text:style-name="P18"/>
            <text:p text:style-name="P18">int main()</text:p>
            <text:p text:style-name="P18">{</text:p>
            <text:p text:style-name="P18"><text:s text:c="4"/>int x = 42;</text:p>
            <text:p text:style-name="P18"><text:s text:c="4"/>double y = 3.14;</text:p>
            <text:p text:style-name="P18"><text:s text:c="4"/>g(x, y);</text:p>
            <text:p text:style-name="P18"><text:s text:c="4"/>std::cout &lt;&lt; x &lt;&lt; ' ' &lt;&lt; y &lt;&lt; std::endl; </text:p>
            <text:p text:style-name="P18"><text:s text:c="4"/>return 0;<text:line-break/>}</text:p>
          </table:table-cell>
        </table:table-row>
      </table:table>
      <text:p text:style-name="P5">(Suggestion: Drawing a memory model might help.)</text:p>
      <text:p text:style-name="P5"/>
      <text:p text:style-name="P5"/>
      <text:p text:style-name="P5"><text:span text:style-name="T8">Exercise. </text:span>You now know this works:</text:p>
      <table:table table:name="Table29" table:style-name="Table29">
        <table:table-column table:style-name="Table29.A"/>
        <table:table-row table:style-name="TableLine1668769271648">
          <table:table-cell table:style-name="Table29.A1" office:value-type="string">
            <text:p text:style-name="P18">int i = 0;</text:p>
            <text:p text:style-name="P18">int &amp; a = i;</text:p>
          </table:table-cell>
        </table:table-row>
      </table:table>
      <text:p text:style-name="P5"/>
      <text:p text:style-name="P5">What about the following?</text:p>
      <table:table table:name="Table28" table:style-name="Table28">
        <table:table-column table:style-name="Table28.A"/>
        <table:table-row table:style-name="TableLine1668769275184">
          <table:table-cell table:style-name="Table28.A1" office:value-type="string">
            <text:p text:style-name="P18">int i = 0;</text:p>
            <text:p text:style-name="P18">const int &amp; a = i;</text:p>
          </table:table-cell>
        </table:table-row>
      </table:table>
      <text:p text:style-name="P5"/>
      <table:table table:name="Table27" table:style-name="Table27">
        <table:table-column table:style-name="Table27.A"/>
        <table:table-row table:style-name="TableLine1668769273008">
          <table:table-cell table:style-name="Table27.A1" office:value-type="string">
            <text:p text:style-name="P18">const int i = 0;</text:p>
            <text:p text:style-name="P18">const int &amp; a = i;</text:p>
          </table:table-cell>
        </table:table-row>
      </table:table>
      <text:p text:style-name="P5"/>
      <table:table table:name="Table30" table:style-name="Table30">
        <table:table-column table:style-name="Table30.A"/>
        <table:table-row table:style-name="TableLine1668769273280">
          <table:table-cell table:style-name="Table30.A1" office:value-type="string">
            <text:p text:style-name="P18">const int i = 0;</text:p>
            <text:p text:style-name="P18">int &amp; a = i;</text:p>
          </table:table-cell>
        </table:table-row>
      </table:table>
      <text:p text:style-name="P5">Try all of them. Give a reason for those that does not work. For those that work, can you change the value of <text:span text:style-name="T4">i</text:span> using <text:span text:style-name="T4">i</text:span>?</text:p>
      <table:table table:name="Table33" table:style-name="Table33">
        <table:table-column table:style-name="Table33.A"/>
        <table:table-row table:style-name="TableLine1668769281440">
          <table:table-cell table:style-name="Table33.A1" office:value-type="string">
            <text:p text:style-name="P18">i = 42;</text:p>
          </table:table-cell>
        </table:table-row>
      </table:table>
      <text:p text:style-name="P5">Can you change the value of <text:span text:style-name="T4">i</text:span> using <text:span text:style-name="T4">a</text:span>?</text:p>
      <table:table table:name="Table34" table:style-name="Table34">
        <table:table-column table:style-name="Table34.A"/>
        <table:table-row table:style-name="TableLine1668769276272">
          <table:table-cell table:style-name="Table34.A1" office:value-type="string">
            <text:p text:style-name="P18">a = 42;</text:p>
          </table:table-cell>
        </table:table-row>
      </table:table>
      <text:p text:style-name="P5">Why?</text:p>
      <text:p text:style-name="P5"/>
      <text:p text:style-name="P5"/>
      <text:p text:style-name="P5"><text:span text:style-name="T8">Exercise.</text:span> What is the output? (Or find all the errors).</text:p>
      <table:table table:name="Table31" table:style-name="Table31">
        <table:table-column table:style-name="Table31.A"/>
        <table:table-row table:style-name="TableLine1668769274368">
          <table:table-cell table:style-name="Table31.A1" office:value-type="string">
            <text:p text:style-name="P18">void g(const int &amp; b, const double &amp; c)</text:p>
            <text:p text:style-name="P18">{</text:p>
            <text:p text:style-name="P18"><text:soft-page-break/><text:s text:c="4"/>b *= 2 + c;</text:p>
            <text:p text:style-name="P18"><text:s text:c="4"/>c = 0.0;</text:p>
            <text:p text:style-name="P18"><text:s text:c="4"/>f(b, c);<text:line-break/>}</text:p>
            <text:p text:style-name="P18"/>
            <text:p text:style-name="P18">int main()</text:p>
            <text:p text:style-name="P18">{</text:p>
            <text:p text:style-name="P18"><text:s text:c="4"/>const int x = 42;</text:p>
            <text:p text:style-name="P18"><text:s text:c="4"/>double y = 3.14;</text:p>
            <text:p text:style-name="P18"><text:s text:c="4"/>g(x, y);</text:p>
            <text:p text:style-name="P18"><text:s text:c="4"/>std::cout &lt;&lt; x &lt;&lt; ' ' &lt;&lt; y &lt;&lt; std::endl; </text:p>
            <text:p text:style-name="P18"><text:s text:c="4"/>return 0;<text:line-break/>}</text:p>
          </table:table-cell>
        </table:table-row>
      </table:table>
      <text:p text:style-name="P5"/>
      <text:p text:style-name="P5"/>
      <text:p text:style-name="P5"><text:span text:style-name="T8">Exercise.</text:span> What is the output? (Or find all the errors).</text:p>
      <table:table table:name="Table32" table:style-name="Table32">
        <table:table-column table:style-name="Table32.A"/>
        <table:table-row table:style-name="TableLine1668769273824">
          <table:table-cell table:style-name="Table32.A1" office:value-type="string">
            <text:p text:style-name="P18">void g(int &amp; b, const double &amp; c)</text:p>
            <text:p text:style-name="P18">{</text:p>
            <text:p text:style-name="P18"><text:s text:c="4"/>b *= 2 + c;</text:p>
            <text:p text:style-name="P18"><text:s text:c="4"/>c = 0.0;</text:p>
            <text:p text:style-name="P18"><text:s text:c="4"/>f(b, c);<text:line-break/>}</text:p>
            <text:p text:style-name="P18"/>
            <text:p text:style-name="P18">int main()</text:p>
            <text:p text:style-name="P18">{</text:p>
            <text:p text:style-name="P18"><text:s text:c="4"/>const int x = 42;</text:p>
            <text:p text:style-name="P18"><text:s text:c="4"/>double y = 3.14;</text:p>
            <text:p text:style-name="P18"><text:s text:c="4"/>g(x, y);</text:p>
            <text:p text:style-name="P18"><text:s text:c="4"/>std::cout &lt;&lt; x &lt;&lt; ' ' &lt;&lt; y &lt;&lt; std::endl; </text:p>
            <text:p text:style-name="P18"><text:s text:c="4"/>return 0;<text:line-break/>}</text:p>
          </table:table-cell>
        </table:table-row>
      </table:table>
      <text:p text:style-name="P5"/>
      <text:p text:style-name="P5"/>
      <text:p text:style-name="P5">As mentioned before, a variable reference must reference a variable (or another reference). One exception is that <text:span text:style-name="T2">a constant reference can refer to a constant</text:span>. Try this:</text:p>
      <table:table table:name="Table46" table:style-name="Table46">
        <table:table-column table:style-name="Table46.A"/>
        <table:table-row table:style-name="TableLine1668769278720">
          <table:table-cell table:style-name="Table46.A1" office:value-type="string">
            <text:p text:style-name="P18">const int &amp; i = 5;</text:p>
          </table:table-cell>
        </table:table-row>
      </table:table>
      <text:p text:style-name="P5">On the other hand th<text:span text:style-name="T10">e following</text:span> won't work since you already know that a reference must refer to a variable:</text:p>
      <table:table table:name="Table47" table:style-name="Table47">
        <table:table-column table:style-name="Table47.A"/>
        <table:table-row table:style-name="TableLine1668769276000">
          <table:table-cell table:style-name="Table47.A1" office:value-type="string">
            <text:p text:style-name="P18">int &amp; i = 5;</text:p>
          </table:table-cell>
        </table:table-row>
      </table:table>
      <text:p text:style-name="P9">A <text:span text:style-name="T2">constant reference</text:span> is a reference <text:span text:style-name="T13">that refers to a value and treat that value as a constant.</text:span></text:p>
      <table:table table:name="Table55" table:style-name="Table55">
        <table:table-column table:style-name="Table55.A"/>
        <table:table-row table:style-name="TableLine1668769278176">
          <table:table-cell table:style-name="Table55.A1" office:value-type="string">
            <text:p text:style-name="P24">int x = 42;</text:p>
            <text:p text:style-name="P24">const int &amp; y = x; // <text:span text:style-name="T14">y is a const ref to x</text:span></text:p>
            <text:p text:style-name="P26">const int a = 0;</text:p>
            <text:p text:style-name="P26">const int &amp; b = a; // b is a const ref to a</text:p>
          </table:table-cell>
        </table:table-row>
      </table:table>
      <text:p text:style-name="P9"><text:span text:style-name="T13">It’s very important to remember that if </text:span><text:span text:style-name="T7">x</text:span><text:span text:style-name="T13"> is a non-constant variable and </text:span><text:span text:style-name="T7">y</text:span><text:span text:style-name="T13"> is a constant reference to </text:span><text:span text:style-name="T7">x</text:span><text:span text:style-name="T13">, then you cannot change the value of </text:span><text:span text:style-name="T7">x</text:span><text:span text:style-name="T13"> using </text:span><text:span text:style-name="T7">y</text:span><text:span text:style-name="T13"> – because </text:span><text:span text:style-name="T7">y</text:span><text:span text:style-name="T13"> views the value of </text:span><text:span text:style-name="T7">x</text:span><text:span text:style-name="T13"> as though it’s constant. However </text:span><text:span text:style-name="T7">x</text:span><text:span text:style-name="T13"> can still change it’s value:</text:span></text:p>
      <table:table table:name="Table54" table:style-name="Table54">
        <table:table-column table:style-name="Table54.A"/>
        <text:soft-page-break/>
        <table:table-row table:style-name="TableLine1668769156320">
          <table:table-cell table:style-name="Table54.A1" office:value-type="string">
            <text:p text:style-name="P22">int x = 42;</text:p>
            <text:p text:style-name="P22">const int &amp; y = x;</text:p>
            <text:p text:style-name="P22">std::cout &lt;&lt; x &lt;&lt; ' ' &lt;&lt; y &lt;&lt; '\n'</text:p>
            <text:p text:style-name="P22">x = 0; <text:s text:c="14"/>// changing x ... OK</text:p>
            <text:p text:style-name="P23">std::cout &lt;&lt; x &lt;&lt; ' ' &lt;&lt; y &lt;&lt; '\n'</text:p>
            <text:p text:style-name="P25">y = -1; <text:s text:c="13"/>// changing x using y ... BAD!!!</text:p>
          </table:table-cell>
        </table:table-row>
      </table:table>
      <text:p text:style-name="P11"/>
      <text:p text:style-name="P5"/>
      <text:p text:style-name="P5"><text:span text:style-name="T8">Exercise.</text:span> What is the output? (Or find the error)</text:p>
      <table:table table:name="Table48" table:style-name="Table48">
        <table:table-column table:style-name="Table48.A"/>
        <table:table-row table:style-name="TableLine1668769151152">
          <table:table-cell table:style-name="Table48.A1" office:value-type="string">
            <text:p text:style-name="P18">#include &lt;iostream&gt;</text:p>
            <text:p text:style-name="P18"/>
            <text:p text:style-name="P18">int f(int x[], int &amp; len)</text:p>
            <text:p text:style-name="P18">{</text:p>
            <text:p text:style-name="P18"><text:s text:c="4"/>int p = 1;</text:p>
            <text:p text:style-name="P18"><text:s text:c="4"/>for (int i = 0; i &lt; len; i++)</text:p>
            <text:p text:style-name="P18"><text:s text:c="4"/>{</text:p>
            <text:p text:style-name="P18"><text:s text:c="8"/>p *= x[i];<text:line-break/> <text:s text:c="3"/>}</text:p>
            <text:p text:style-name="P18"><text:s text:c="4"/>return p;</text:p>
            <text:p text:style-name="P18">}</text:p>
            <text:p text:style-name="P18"/>
            <text:p text:style-name="P18">int main()</text:p>
            <text:p text:style-name="P18">{</text:p>
            <text:p text:style-name="P18"><text:s text:c="4"/>int a[] = {1, 2, 3};</text:p>
            <text:p text:style-name="P18"><text:s text:c="4"/>std::cout &lt;&lt; f(a, 3) &lt;&lt; std::endl;</text:p>
            <text:p text:style-name="P18"><text:s text:c="4"/>return 0;<text:line-break/>}</text:p>
          </table:table-cell>
        </table:table-row>
      </table:table>
      <text:p text:style-name="P5"/>
      <text:p text:style-name="P5"/>
      <text:p text:style-name="P5"><text:span text:style-name="T8">Exercise.</text:span> After declaring a reference can the reference change the variable it's referring to? Does = work?</text:p>
      <table:table table:name="Table51" table:style-name="Table51">
        <table:table-column table:style-name="Table51.A"/>
        <table:table-row table:style-name="TableLine1668769167200">
          <table:table-cell table:style-name="Table51.A1" office:value-type="string">
            <text:p text:style-name="P18">int x = 1;</text:p>
            <text:p text:style-name="P18">int y = 2;</text:p>
            <text:p text:style-name="P18">int &amp; z = x; <text:s text:c="7"/>// make z refer to x</text:p>
            <text:p text:style-name="P18">z = 0;</text:p>
            <text:p text:style-name="P18">std::cout &lt;&lt; x &lt;&lt; ' ' &lt;&lt; y &lt;&lt; ' ' &lt;&lt; z &lt;&lt; std::endl;</text:p>
            <text:p text:style-name="P18">z = y; <text:s text:c="13"/>// make z refer to y ... can we?</text:p>
            <text:p text:style-name="P18">z = -1;</text:p>
            <text:p text:style-name="P18">std::cout &lt;&lt; x &lt;&lt; ' ' &lt;&lt; y &lt;&lt; ' ' &lt;&lt; z &lt;&lt; std::endl;</text:p>
          </table:table-cell>
        </table:table-row>
      </table:table>
      <text:p text:style-name="P5"/>
      <text:p text:style-name="P10">Here the rule: <text:span text:style-name="T2">a reference variable cannot refer to another variable after it’s initialization.</text:span></text:p>
      <text:p text:style-name="P16">Return <text:span text:style-name="T15">v</text:span>alue or <text:span text:style-name="T15">p</text:span>ass-by-<text:span text:style-name="T15">r</text:span>eference???</text:p>
      <text:p text:style-name="P13"/>
      <text:p text:style-name="P5">Now we have a dilemma ...</text:p>
      <text:p text:style-name="P5"/>
      <text:p text:style-name="P5">The following is a simple <text:span text:style-name="T4">square()</text:span> function:</text:p>
      <table:table table:name="Table37" table:style-name="Table37">
        <table:table-column table:style-name="Table37.A"/>
        <table:table-row table:style-name="TableLine1668769157408">
          <table:table-cell table:style-name="Table37.A1" office:value-type="string">
            <text:p text:style-name="P18">double square(double x)</text:p>
            <text:p text:style-name="P18">{</text:p>
            <text:p text:style-name="P18"><text:s text:c="4"/>return x * x;</text:p>
            <text:p text:style-name="P18">}</text:p>
            <text:p text:style-name="P18"/>
            <text:p text:style-name="P18"/>
            <text:p text:style-name="P18">int main()</text:p>
            <text:p text:style-name="P18">{</text:p>
            <text:p text:style-name="P18"><text:s text:c="4"/>std::cout &lt;&lt; square(3.14) &lt;&lt; std::endl;</text:p>
            <text:p text:style-name="P18"><text:s text:c="4"/>return 0;<text:line-break/>}</text:p>
          </table:table-cell>
        </table:table-row>
      </table:table>
      <text:p text:style-name="P5"/>
      <text:p text:style-name="P5">But you know that you can also do this:</text:p>
      <table:table table:name="Table38" table:style-name="Table38">
        <table:table-column table:style-name="Table38.A"/>
        <table:table-row table:style-name="TableLine1668769163120">
          <table:table-cell table:style-name="Table38.A1" office:value-type="string">
            <text:p text:style-name="P18">void square(double x, double &amp; theSquare)</text:p>
            <text:p text:style-name="P18">{</text:p>
            <text:p text:style-name="P18"><text:s text:c="4"/>theSquare = x * x;</text:p>
            <text:p text:style-name="P18">}</text:p>
            <text:p text:style-name="P18"><text:s/></text:p>
            <text:p text:style-name="P18"/>
            <text:p text:style-name="P18">int main()</text:p>
            <text:p text:style-name="P18">{</text:p>
            <text:p text:style-name="P18"><text:s text:c="4"/>double theSquare = 0.0;</text:p>
            <text:p text:style-name="P18"><text:s text:c="4"/>square(3.14, theSquare);</text:p>
            <text:p text:style-name="P18"><text:s text:c="4"/>std::cout &lt;&lt; theSquare &lt;&lt; std::endl;</text:p>
            <text:p text:style-name="P18"><text:s text:c="4"/>return 0;<text:line-break/>}</text:p>
          </table:table-cell>
        </table:table-row>
      </table:table>
      <text:p text:style-name="P5">Make sure you run it.</text:p>
      <text:p text:style-name="P5"/>
      <text:p text:style-name="P5">Which should you use??? (Don't you hate making decisions ...)</text:p>
      <text:p text:style-name="P5"/>
      <text:p text:style-name="P5">In general, if your function is like a mathematical function that computes a value, then you should use a return value. (Principle of least surprise.)</text:p>
      <text:p text:style-name="P5"/>
      <text:p text:style-name="P5">For instance look at the above example. Notice how clumsy is the usage of the <text:span text:style-name="T4">square()</text:span> function.</text:p>
      <text:p text:style-name="P5"/>
      <text:p text:style-name="P5">If you have a function that computes two values, then you might want to have to have two pass-by-reference variables. Of course you can have two different functions. Here's an example:<text:line-break/></text:p>
      <text:p text:style-name="P5">Here's functions:</text:p>
      <table:table table:name="Table39" table:style-name="Table39">
        <table:table-column table:style-name="Table39.A"/>
        <table:table-row table:style-name="TableLine1668769157952">
          <table:table-cell table:style-name="Table39.A1" office:value-type="string">
            <text:p text:style-name="P18">double max(int x[], int len)</text:p>
            <text:p text:style-name="P18">{</text:p>
            <text:p text:style-name="P18"><text:s text:c="4"/>double m = x[0];</text:p>
            <text:p text:style-name="P18"><text:s text:c="4"/>for (int i = 1; i &lt; len; i++)</text:p>
            <text:p text:style-name="P18"><text:s text:c="4"/>{</text:p>
            <text:p text:style-name="P18"><text:s text:c="8"/>if (m &lt; x[i]) m = x[i];<text:line-break/><text:soft-page-break/> <text:s text:c="3"/>}</text:p>
            <text:p text:style-name="P18"><text:s text:c="4"/>return m;<text:line-break/>}</text:p>
            <text:p text:style-name="P18"/>
            <text:p text:style-name="P18"/>
            <text:p text:style-name="P18">double min(int x[], int len)</text:p>
            <text:p text:style-name="P18">{</text:p>
            <text:p text:style-name="P18"><text:s text:c="4"/>double m = x[0];</text:p>
            <text:p text:style-name="P18"><text:s text:c="4"/>for (int i = 1; i &lt; len; i++)</text:p>
            <text:p text:style-name="P18"><text:s text:c="4"/>{</text:p>
            <text:p text:style-name="P18"><text:s text:c="8"/>if (m &gt; x[i]) m = x[i];<text:line-break/> <text:s text:c="3"/>}</text:p>
            <text:p text:style-name="P18"><text:s text:c="4"/>return m;<text:line-break/>}</text:p>
          </table:table-cell>
        </table:table-row>
      </table:table>
      <text:p text:style-name="P5"/>
      <text:p text:style-name="P5">You can combine them into one:</text:p>
      <table:table table:name="Table40" table:style-name="Table40">
        <table:table-column table:style-name="Table40.A"/>
        <table:table-row table:style-name="TableLine1668769166112">
          <table:table-cell table:style-name="Table40.A1" office:value-type="string">
            <text:p text:style-name="P18">void max_min(int x[], int len, </text:p>
            <text:p text:style-name="P18"><text:s text:c="13"/>int &amp; max, int &amp; min)</text:p>
            <text:p text:style-name="P18">{</text:p>
            <text:p text:style-name="P18"><text:s text:c="4"/>double max = x[0];</text:p>
            <text:p text:style-name="P18"><text:s text:c="4"/>double min = x[0];</text:p>
            <text:p text:style-name="P18"><text:s text:c="4"/>for (int i = 1; i &lt; len; i++)</text:p>
            <text:p text:style-name="P18"><text:s text:c="4"/>{</text:p>
            <text:p text:style-name="P18"><text:s text:c="8"/>if (max &lt; x[i]) max = x[i];</text:p>
            <text:p text:style-name="P18"><text:s text:c="8"/>if (min &gt; x[i]) min = x[i];<text:line-break/> <text:s text:c="3"/>}<text:line-break/>}</text:p>
          </table:table-cell>
        </table:table-row>
      </table:table>
      <text:p text:style-name="P5"/>
      <text:p text:style-name="P5">If your program(s) always have to compute both the maximum and minimum, then the second version might be more useful. In fact it's faster than calling both <text:span text:style-name="T4">max()</text:span> and <text:span text:style-name="T4">min()</text:span> which requires <text:span text:style-name="T8">two</text:span> function calls and also <text:span text:style-name="T8">two</text:span> scans of the array.</text:p>
      <text:p text:style-name="P5"/>
      <text:p text:style-name="P5">However this means that one fine day, if you really need to compute only the minimum of an array, you have to call this function and you have to create a dummy variable for the max which is not going to be used:</text:p>
      <table:table table:name="Table41" table:style-name="Table41">
        <table:table-column table:style-name="Table41.A"/>
        <table:table-row table:style-name="TableLine1668769158496">
          <table:table-cell table:style-name="Table41.A1" office:value-type="string">
            <text:p text:style-name="P18">double x, y;</text:p>
            <text:p text:style-name="P18">max_min(a, 10, x, y); // a is some array of length 10</text:p>
            <text:p text:style-name="P18">... only x is used ...</text:p>
          </table:table-cell>
        </table:table-row>
      </table:table>
      <text:p text:style-name="P5">Or you have to write a <text:span text:style-name="T4">min()</text:span> function.</text:p>
      <text:p text:style-name="P5"/>
      <text:p text:style-name="P5">A basic principle of good software design is to design each function to perform one task and not two.</text:p>
      <text:p text:style-name="P5"/>
      <text:p text:style-name="P5">Now if you look at our <text:span text:style-name="T4">swap()</text:span> function</text:p>
      <table:table table:name="Table43" table:style-name="Table43">
        <table:table-column table:style-name="Table43.A"/>
        <table:table-row table:style-name="TableLine1668769166656">
          <table:table-cell table:style-name="Table43.A1" office:value-type="string">
            <text:p text:style-name="P18">void swap(int <text:span text:style-name="T8">&amp;</text:span> a, int <text:span text:style-name="T8">&amp;</text:span> b)</text:p>
            <text:p text:style-name="P18">{</text:p>
            <text:p text:style-name="P18"><text:s text:c="4"/>int t = a;</text:p>
            <text:p text:style-name="P18"><text:s text:c="4"/>a = b;</text:p>
            <text:p text:style-name="P18"><text:s text:c="4"/>b = t;<text:line-break/>}</text:p>
          </table:table-cell>
        </table:table-row>
      </table:table>
      <text:p text:style-name="P5">It does not perform a numerical computation; there is really no return <text:soft-page-break/>value. It performs a transformation on variables. That's why the design of this function is reasonable.</text:p>
      <text:p text:style-name="P16">Prototypes for <text:span text:style-name="T15">r</text:span>eferences</text:p>
      <text:p text:style-name="P5"/>
      <text:p text:style-name="P5">How do you write function prototypes for pass-by-reference parameters? Easy! It's the same as your other variables. For instance if you have this function:</text:p>
      <table:table table:name="Table35" table:style-name="Table35">
        <table:table-column table:style-name="Table35.A"/>
        <table:table-row table:style-name="TableLine1668769151424">
          <table:table-cell table:style-name="Table35.A1" office:value-type="string">
            <text:p text:style-name="P18">void f(int a, double &amp; b, char &amp; c, const bool &amp; b)</text:p>
            <text:p text:style-name="P18">{</text:p>
            <text:p text:style-name="P18"><text:s text:c="4"/>... code ...</text:p>
            <text:p text:style-name="P18">}</text:p>
          </table:table-cell>
        </table:table-row>
      </table:table>
      <text:p text:style-name="P5">The function prototype is just</text:p>
      <table:table table:name="Table36" table:style-name="Table36">
        <table:table-column table:style-name="Table36.A"/>
        <table:table-row table:style-name="TableLine1668769159584">
          <table:table-cell table:style-name="Table36.A1" office:value-type="string">
            <text:p text:style-name="P18">void f(int, double &amp;, char &amp;, const bool &amp;);</text:p>
          </table:table-cell>
        </table:table-row>
      </table:table>
      <text:p text:style-name="P5"/>
      <text:p text:style-name="P5">That's all there is to it. So there's nothing new here.</text:p>
      <text:p text:style-name="P5"/>
      <text:p text:style-name="P5"/>
      <text:p text:style-name="P5"><text:span text:style-name="T8">Exercise.</text:span> Given this code</text:p>
      <table:table table:name="Table3" table:style-name="Table3">
        <table:table-column table:style-name="Table3.A"/>
        <table:table-row table:style-name="TableLine1668769159856">
          <table:table-cell table:style-name="Table3.A1" office:value-type="string">
            <text:p text:style-name="P18">#include &lt;iostream&gt;</text:p>
            <text:p text:style-name="P18"/>
            <text:p text:style-name="P18">int f(int &amp; a, double &amp; b)</text:p>
            <text:p text:style-name="P18">{</text:p>
            <text:p text:style-name="P18"><text:s text:c="4"/>a++;</text:p>
            <text:p text:style-name="P18"><text:s text:c="4"/>b += a;</text:p>
            <text:p text:style-name="P18"><text:s text:c="4"/>return a * b<text:line-break/>}</text:p>
            <text:p text:style-name="P18"/>
            <text:p text:style-name="P18">int main()</text:p>
            <text:p text:style-name="P18">{</text:p>
            <text:p text:style-name="P18"><text:s text:c="4"/>int x = 42;</text:p>
            <text:p text:style-name="P18"><text:s text:c="4"/>double y = 1;</text:p>
            <text:p text:style-name="P18"><text:s text:c="4"/>int z = f(x, y);</text:p>
            <text:p text:style-name="P18"><text:s text:c="4"/>std::cout &lt;&lt; x &lt;&lt; ' ' &lt;&lt; y &lt;&lt; ' ' &lt;&lt; z </text:p>
            <text:p text:style-name="P18"><text:s text:c="14"/>&lt;&lt; std::endl; </text:p>
            <text:p text:style-name="P18"><text:s text:c="4"/>return 0;<text:line-break/>}</text:p>
          </table:table-cell>
        </table:table-row>
      </table:table>
      <text:p text:style-name="P5">Rewrite it into this form:</text:p>
      <table:table table:name="Table4" table:style-name="Table4">
        <table:table-column table:style-name="Table4.A"/>
        <table:table-row table:style-name="TableLine1668769162032">
          <table:table-cell table:style-name="Table4.A1" office:value-type="string">
            <text:p text:style-name="P18">#include &lt;iostream&gt;</text:p>
            <text:p text:style-name="P18"/>
            <text:p text:style-name="P18">// prototype of f() here</text:p>
            <text:p text:style-name="P18"/>
            <text:p text:style-name="P18">int main()</text:p>
            <text:p text:style-name="P18">{</text:p>
            <text:p text:style-name="P18"><text:s text:c="4"/>int x = 42;</text:p>
            <text:p text:style-name="P18"><text:s text:c="4"/>double y = 1;</text:p>
            <text:p text:style-name="P18"><text:s text:c="4"/>int z = f(x, y);</text:p>
            <text:p text:style-name="P18"><text:s text:c="4"/>std::cout &lt;&lt; x &lt;&lt; ' ' &lt;&lt; y &lt;&lt; ' ' &lt;&lt; z </text:p>
            <text:p text:style-name="P18"><text:s text:c="14"/>&lt;&lt; std::endl; </text:p>
            <text:p text:style-name="P18"><text:s text:c="4"/>return 0;<text:line-break/>}</text:p>
            <text:p text:style-name="P18"/>
            <text:p text:style-name="P18">int f(int &amp; a, double &amp; b)</text:p>
            <text:p text:style-name="P18">{</text:p>
            <text:p text:style-name="P18"><text:s text:c="4"/>a++;</text:p>
            <text:p text:style-name="P18"><text:soft-page-break/><text:s text:c="4"/>b += a;</text:p>
            <text:p text:style-name="P18"><text:s text:c="4"/>return a * b<text:line-break/>}</text:p>
          </table:table-cell>
        </table:table-row>
      </table:table>
      <text:p text:style-name="P5">Run your program to make sure that you did it correctly.</text:p>
      <text:p text:style-name="P5"/>
      <text:p text:style-name="P5"/>
      <text:p text:style-name="P5"><text:span text:style-name="T8">Exercise.</text:span> Here's the <text:span text:style-name="T4">swap()</text:span> example again.</text:p>
      <table:table table:name="Table52" table:style-name="Table52">
        <table:table-column table:style-name="Table52.A"/>
        <table:table-row table:style-name="TableLine1668769162576">
          <table:table-cell table:style-name="Table52.A1" office:value-type="string">
            <text:p text:style-name="P18">void swap(int &amp; b, int &amp; c)</text:p>
            <text:p text:style-name="P18">{</text:p>
            <text:p text:style-name="P18"><text:s text:c="4"/>int t = b;</text:p>
            <text:p text:style-name="P18"><text:s text:c="4"/>b = c;</text:p>
            <text:p text:style-name="P18"><text:s text:c="4"/>c = t;<text:line-break/>}</text:p>
            <text:p text:style-name="P18"/>
            <text:p text:style-name="P18">int main()</text:p>
            <text:p text:style-name="P18">{</text:p>
            <text:p text:style-name="P18"><text:s text:c="4"/>int x = 42;</text:p>
            <text:p text:style-name="P18"><text:s text:c="4"/>int y = 1;</text:p>
            <text:p text:style-name="P18"><text:s text:c="4"/>swap(x, y);</text:p>
            <text:p text:style-name="P18"><text:s text:c="4"/>std::cout &lt;&lt; x &lt;&lt; ' ' &lt;&lt; y &lt;&lt; std::endl; </text:p>
            <text:p text:style-name="P18"><text:s text:c="4"/>return 0;<text:line-break/>}</text:p>
          </table:table-cell>
        </table:table-row>
      </table:table>
      <text:p text:style-name="P5">Write a header file for the <text:span text:style-name="T4">swap()</text:span> function. Implement the body of the <text:span text:style-name="T4">swap()</text:span> function in a separate source file. Test your program.</text:p>
      <text:p text:style-name="P5"/>
      <text:p text:style-name="P5"/>
      <text:p text:style-name="P12">Exercise. <text:span text:style-name="T1">One of the parameters in </text:span><text:span text:style-name="T5">f()</text:span><text:span text:style-name="T1"> need not be a reference. Which one?</text:span></text:p>
      <table:table table:name="Table5" table:style-name="Table5">
        <table:table-column table:style-name="Table5.A"/>
        <table:table-row table:style-name="TableLine1668769164752">
          <table:table-cell table:style-name="Table5.A1" office:value-type="string">
            <text:p text:style-name="P18">int f(int &amp; a, double &amp; b)</text:p>
            <text:p text:style-name="P18">{</text:p>
            <text:p text:style-name="P18"><text:s text:c="4"/>b += a;</text:p>
            <text:p text:style-name="P18"><text:s text:c="4"/>return a * b<text:line-break/>}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StarSymbol" svg:font-family="StarSymbol" style:font-charset="x-symbol"/>
    <style:font-face style:name="Tahoma2" svg:font-family="Tahoma"/>
    <style:font-face style:name="Courier New" svg:font-family="'Courier New'" style:font-family-generic="modern" style:font-pitch="fixed"/>
    <style:font-face style:name="Arial Unicode MS" svg:font-family="'Arial Unicode MS'" style:font-pitch="variable"/>
    <style:font-face style:name="MS Mincho" svg:font-family="'MS Mincho'" style:font-pitch="variable"/>
    <style:font-face style:name="Tahoma" svg:font-family="Tahoma" style:font-pitch="variable"/>
    <style:font-face style:name="Courier New1" svg:font-family="'Courier New'" style:font-family-generic="modern" style:font-pitch="variable"/>
    <style:font-face style:name="Times New Roman1" svg:font-family="'Times New Roman'" style:font-family-generic="moder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Tahoma1" svg:font-family="Tahoma" style:font-family-generic="swiss" style:font-pitch="variable"/>
    <style:font-face style:name="Times New Roman2" svg:font-family="'Times New Roman'" style:font-family-generic="swiss" style:font-pitch="variable"/>
  </office:font-face-decls>
  <office:styles>
    <draw:gradient draw:name="Gradient_20_7" draw:display-name="Gradient 7" draw:style="linear" draw:start-color="#000000" draw:end-color="#ffffff" draw:start-intensity="100%" draw:end-intensity="100%" draw:angle="0deg" draw:border="0%"/>
    <draw:hatch draw:name="Hatch_20_10" draw:display-name="Hatch 10" draw:style="single" draw:color="#000000" draw:distance="0.0043in" draw:rotation="0"/>
    <draw:hatch draw:name="Hatch_20_11" draw:display-name="Hatch 11" draw:style="single" draw:color="#000000" draw:distance="0.0043in" draw:rotation="0"/>
    <draw:hatch draw:name="Hatch_20_12" draw:display-name="Hatch 12" draw:style="single" draw:color="#000000" draw:distance="0.0043in" draw:rotation="0"/>
    <draw:hatch draw:name="Hatch_20_13" draw:display-name="Hatch 13" draw:style="single" draw:color="#000000" draw:distance="0.0043in" draw:rotation="0"/>
    <draw:hatch draw:name="Hatch_20_14" draw:display-name="Hatch 14" draw:style="single" draw:color="#000000" draw:distance="0.0043in" draw:rotation="0"/>
    <draw:hatch draw:name="Hatch_20_4" draw:display-name="Hatch 4" draw:style="single" draw:color="#000000" draw:distance="0.0043in" draw:rotation="0"/>
    <draw:hatch draw:name="Hatch_20_5" draw:display-name="Hatch 5" draw:style="single" draw:color="#000000" draw:distance="0.0043in" draw:rotation="0"/>
    <draw:hatch draw:name="Hatch_20_7" draw:display-name="Hatch 7" draw:style="single" draw:color="#000000" draw:distance="0.0043in" draw:rotation="0"/>
    <draw:hatch draw:name="Hatch_20_8" draw:display-name="Hatch 8" draw:style="single" draw:color="#000000" draw:distance="0.0043in" draw:rotation="0"/>
    <draw:hatch draw:name="Hatch_20_9" draw:display-name="Hatch 9" draw:style="single" draw:color="#000000" draw:distance="0.0043in" draw:rotation="0"/>
    <draw:fill-image draw:name="Bitmape_20_5" draw:display-name="Bitmape 5" xlink:href="Pictures/1000000000000020000000204B249CA79A42C6D7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043in" draw:dots2="1" draw:dots2-length="0.0043in" draw:distance="0.0043in"/>
    <draw:stroke-dash draw:name="Dashed_20__28_var_29__20_10" draw:display-name="Dashed (var) 10" draw:style="rect" draw:dots1="1" draw:dots1-length="0.0043in" draw:dots2="1" draw:dots2-length="0.0043in" draw:distance="0.0043in"/>
    <draw:stroke-dash draw:name="Dashed_20__28_var_29__20_11" draw:display-name="Dashed (var) 11" draw:style="rect" draw:dots1="1" draw:dots1-length="0.0043in" draw:dots2="1" draw:dots2-length="0.0043in" draw:distance="0.0043in"/>
    <draw:stroke-dash draw:name="Dashed_20__28_var_29__20_2" draw:display-name="Dashed (var) 2" draw:style="rect" draw:dots1="1" draw:dots1-length="0.0043in" draw:dots2="1" draw:dots2-length="0.0043in" draw:distance="0.0043in"/>
    <draw:stroke-dash draw:name="Dashed_20__28_var_29__20_4" draw:display-name="Dashed (var) 4" draw:style="rect" draw:dots1="1" draw:dots1-length="0.0043in" draw:dots2="1" draw:dots2-length="0.0043in" draw:distance="0.0043in"/>
    <draw:stroke-dash draw:name="Dashed_20__28_var_29__20_5" draw:display-name="Dashed (var) 5" draw:style="rect" draw:dots1="1" draw:dots1-length="0.0043in" draw:dots2="1" draw:dots2-length="0.0043in" draw:distance="0.0043in"/>
    <draw:stroke-dash draw:name="Dashed_20__28_var_29__20_6" draw:display-name="Dashed (var) 6" draw:style="rect" draw:dots1="1" draw:dots1-length="0.0043in" draw:dots2="1" draw:dots2-length="0.0043in" draw:distance="0.0043in"/>
    <draw:stroke-dash draw:name="Dashed_20__28_var_29__20_7" draw:display-name="Dashed (var) 7" draw:style="rect" draw:dots1="1" draw:dots1-length="0.0043in" draw:dots2="1" draw:dots2-length="0.0043in" draw:distance="0.0043in"/>
    <draw:stroke-dash draw:name="Dashed_20__28_var_29__20_8" draw:display-name="Dashed (var) 8" draw:style="rect" draw:dots1="1" draw:dots1-length="0.0043in" draw:dots2="1" draw:dots2-length="0.0043in" draw:distance="0.0043in"/>
    <draw:stroke-dash draw:name="Dashed_20__28_var_29__20_9" draw:display-name="Dashed (var) 9" draw:style="rect" draw:dots1="1" draw:dots1-length="0.0043in" draw:dots2="1" draw:dots2-length="0.0043in" draw:distance="0.0043in"/>
    <draw:stroke-dash draw:name="Ultrafine_20_Dashed" draw:display-name="Ultrafine Dashed" draw:style="rect" draw:dots1="1" draw:dots1-length="0.0201in" draw:dots2="1" draw:dots2-length="0.0201in" draw:distance="0.0201in"/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Times New Roman" fo:font-size="12pt" fo:language="en" fo:country="US" style:font-name-asian="Arial Unicode MS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First_20_line_20_indent" style:display-name="First line indent" style:family="paragraph" style:parent-style-name="Text_20_body" style:class="text">
      <style:paragraph-properties fo:margin-left="0in" fo:margin-right="0in" fo:text-indent="0.1965in" style:auto-text-indent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pitch-asian="variable" style:font-size-asian="14pt" style:font-name-complex="Tahoma" style:font-family-complex="Tahoma" style:font-pitch-complex="variable" style:font-size-complex="14pt"/>
    </style:style>
    <style:style style:name="List" style:family="paragraph" style:parent-style-name="Text_20_body" style:class="list">
      <style:text-properties style:font-name-complex="Tahoma2" style:font-family-complex="Tahoma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2.25in" style:type="center"/>
          <style:tab-stop style:position="4.5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style="italic" fo:font-weight="bold" style:font-style-asian="italic" style:font-weight-asian="bold" style:font-style-complex="italic" style:font-weight-complex="bold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0pt" fo:font-style="italic" style:font-size-asian="10pt" style:font-style-asian="italic" style:font-name-complex="Tahoma2" style:font-family-complex="Tahoma" style:font-size-complex="10pt" style:font-style-complex="italic"/>
    </style:style>
    <style:style style:name="Text" style:family="paragraph" style:parent-style-name="Caption" style:class="extra"/>
    <style:style style:name="Index" style:family="paragraph" style:parent-style-name="Standard" style:class="index">
      <style:paragraph-properties text:number-lines="false" text:line-number="0"/>
      <style:text-properties style:font-name-complex="Tahoma2" style:font-family-complex="Tahoma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Object_20_with_20_arrow" style:display-name="Object with arrow" style:family="paragraph" style:parent-style-name="Standard"/>
    <style:style style:name="Object_20_with_20_shadow" style:display-name="Object with shadow" style:family="paragraph" style:parent-style-name="Standard"/>
    <style:style style:name="Object_20_without_20_fill" style:display-name="Object without fill" style:family="paragraph" style:parent-style-name="Standard"/>
    <style:style style:name="Text_20_body_20_justified" style:display-name="Text body justified" style:family="paragraph" style:parent-style-name="Standard">
      <style:paragraph-properties fo:text-align="start" style:justify-single-word="false"/>
    </style:style>
    <style:style style:name="Title1" style:family="paragraph" style:parent-style-name="Standard">
      <style:paragraph-properties fo:text-align="center" style:justify-single-word="false"/>
    </style:style>
    <style:style style:name="Title2" style:family="paragraph" style:parent-style-name="Standard">
      <style:paragraph-properties fo:margin-left="0.0783in" fo:margin-right="0.0783in" fo:margin-top="0.0398in" fo:margin-bottom="0.0398in" style:contextual-spacing="false" fo:text-align="center" style:justify-single-word="false" fo:text-indent="0in" style:auto-text-indent="false"/>
    </style:style>
    <style:style style:name="Heading1" style:family="paragraph" style:parent-style-name="Standard">
      <style:paragraph-properties fo:margin-top="0.1654in" fo:margin-bottom="0.0827in" style:contextual-spacing="false"/>
    </style:style>
    <style:style style:name="Heading2" style:family="paragraph" style:parent-style-name="Standard">
      <style:paragraph-properties fo:margin-top="0.1654in" fo:margin-bottom="0.0827in" style:contextual-spacing="false"/>
    </style:style>
    <style:style style:name="Dimension_20_Line" style:display-name="Dimension Line" style:family="paragraph" style:parent-style-name="Standard"/>
    <style:style style:name="Default_7e_LT_7e_Gliederung_20_1" style:display-name="Default~LT~Gliederung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Gliederung_20_2" style:display-name="Default~LT~Gliederung 2" style:family="paragraph" style:parent-style-name="Default_7e_LT_7e_Gliederung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Default_7e_LT_7e_Gliederung_20_3" style:display-name="Default~LT~Gliederung 3" style:family="paragraph" style:parent-style-name="Default_7e_LT_7e_Gliederung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Default_7e_LT_7e_Gliederung_20_4" style:display-name="Default~LT~Gliederung 4" style:family="paragraph" style:parent-style-name="Default_7e_LT_7e_Gliederung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Default_7e_LT_7e_Gliederung_20_5" style:display-name="Default~LT~Gliederung 5" style:family="paragraph" style:parent-style-name="Default_7e_LT_7e_Gliederung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Default_7e_LT_7e_Gliederung_20_6" style:display-name="Default~LT~Gliederung 6" style:family="paragraph" style:parent-style-name="Default_7e_LT_7e_Gliederung_20_5">
      <style:paragraph-properties fo:margin-left="2.8346in" fo:margin-right="0in" fo:text-indent="-0.2362in" style:auto-text-indent="false">
        <style:tab-stops/>
      </style:paragraph-properties>
    </style:style>
    <style:style style:name="Default_7e_LT_7e_Gliederung_20_7" style:display-name="Default~LT~Gliederung 7" style:family="paragraph" style:parent-style-name="Default_7e_LT_7e_Gliederung_20_6">
      <style:paragraph-properties fo:margin-left="3.3071in" fo:margin-right="0in" fo:text-indent="-0.2362in" style:auto-text-indent="false">
        <style:tab-stops/>
      </style:paragraph-properties>
    </style:style>
    <style:style style:name="Default_7e_LT_7e_Gliederung_20_8" style:display-name="Default~LT~Gliederung 8" style:family="paragraph" style:parent-style-name="Default_7e_LT_7e_Gliederung_20_7">
      <style:paragraph-properties fo:margin-left="3.7799in" fo:margin-right="0in" fo:text-indent="-0.2362in" style:auto-text-indent="false">
        <style:tab-stops/>
      </style:paragraph-properties>
    </style:style>
    <style:style style:name="Default_7e_LT_7e_Gliederung_20_9" style:display-name="Default~LT~Gliederung 9" style:family="paragraph" style:parent-style-name="Default_7e_LT_7e_Gliederung_20_8">
      <style:paragraph-properties fo:margin-left="4.252in" fo:margin-right="0in" fo:text-indent="-0.2362in" style:auto-text-indent="false">
        <style:tab-stops/>
      </style:paragraph-properties>
    </style:style>
    <style:style style:name="Default_7e_LT_7e_Titel" style:display-name="Default~LT~Titel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Default_7e_LT_7e_Untertitel" style:display-name="Default~LT~Untertitel" style:family="paragraph">
      <style:paragraph-properties fo:margin-left="0in" fo:margin-right="0in" fo:text-align="center" style:justify-single-word="false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Default_7e_LT_7e_Notizen" style:display-name="Default~LT~Notizen" style:family="paragraph">
      <style:paragraph-properties fo:margin-left="0.2362in" fo:margin-right="0in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Default_7e_LT_7e_Hintergrundobjekte" style:display-name="Default~LT~Hintergrundobjekte" style:family="paragraph">
      <style:paragraph-properties style:text-autospace="none"/>
      <style:text-properties fo:color="#ffffff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Default_7e_LT_7e_Hintergrund" style:display-name="Default~LT~Hintergrund" style:family="paragraph">
      <style:paragraph-properties style:text-autospace="none"/>
    </style:style>
    <style:style style:name="WW-Title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Background_20_objects" style:display-name="Background objects" style:family="paragraph">
      <style:paragraph-properties style:text-autospace="none"/>
      <style:text-properties fo:color="#ffffff" loext:opacity="100%" style:font-name="Arial" fo:font-family="Arial" style:font-family-generic="swiss" style:font-pitch="variable" style:font-name-asian="Arial" style:font-family-asian="Arial" style:font-family-generic-asian="swiss" style:font-pitch-asian="variable" style:font-name-complex="Arial" style:font-family-complex="Arial" style:font-family-generic-complex="swiss" style:font-pitch-complex="variable"/>
    </style:style>
    <style:style style:name="Background" style:family="paragraph">
      <style:paragraph-properties style:text-autospace="none"/>
    </style:style>
    <style:style style:name="Notes" style:family="paragraph">
      <style:paragraph-properties fo:margin-left="0.2362in" fo:margin-right="0in" fo:text-indent="-0.2362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20pt" fo:font-style="normal" fo:text-shadow="none" style:text-underline-style="none" fo:font-weight="normal" style:font-name-asian="Tahoma" style:font-family-asian="Tahoma" style:font-pitch-asian="variable" style:font-size-asian="20pt" style:font-style-asian="normal" style:font-weight-asian="normal" style:font-name-complex="Tahoma" style:font-family-complex="Tahoma" style:font-pitch-complex="variable" style:font-size-complex="20pt" style:font-style-complex="normal" style:font-weight-complex="normal"/>
    </style:style>
    <style:style style:name="Outline_20_1" style:display-name="Outline 1" style:family="paragraph">
      <style:paragraph-properties fo:margin-left="0.472in" fo:margin-right="0in" fo:margin-top="0in" fo:margin-bottom="0.1965in" style:contextual-spacing="false" fo:text-indent="-0.3543in" style:auto-text-indent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32pt" fo:font-style="normal" fo:text-shadow="none" style:text-underline-style="none" fo:font-weight="normal" style:font-name-asian="Tahoma" style:font-family-asian="Tahoma" style:font-pitch-asian="variable" style:font-size-asian="32pt" style:font-style-asian="normal" style:font-weight-asian="normal" style:font-name-complex="Tahoma" style:font-family-complex="Tahoma" style:font-pitch-complex="variable" style:font-size-complex="32pt" style:font-style-complex="normal" style:font-weight-complex="normal"/>
    </style:style>
    <style:style style:name="Outline_20_2" style:display-name="Outline 2" style:family="paragraph" style:parent-style-name="Outline_20_1">
      <style:paragraph-properties fo:margin-left="0.9453in" fo:margin-right="0in" fo:margin-top="0in" fo:margin-bottom="0.1575in" style:contextual-spacing="false" fo:text-indent="-0.3154in" style:auto-text-indent="false">
        <style:tab-stops/>
      </style:paragraph-properties>
      <style:text-properties fo:font-size="28pt" style:font-size-asian="28pt" style:font-size-complex="28pt"/>
    </style:style>
    <style:style style:name="Outline_20_3" style:display-name="Outline 3" style:family="paragraph" style:parent-style-name="Outline_20_2">
      <style:paragraph-properties fo:margin-left="1.4173in" fo:margin-right="0in" fo:margin-top="0in" fo:margin-bottom="0.1181in" style:contextual-spacing="false" fo:text-indent="-0.2362in" style:auto-text-indent="false">
        <style:tab-stops/>
      </style:paragraph-properties>
      <style:text-properties fo:font-size="24pt" style:font-size-asian="24pt" style:font-size-complex="24pt"/>
    </style:style>
    <style:style style:name="Outline_20_4" style:display-name="Outline 4" style:family="paragraph" style:parent-style-name="Outline_20_3">
      <style:paragraph-properties fo:margin-left="1.8898in" fo:margin-right="0in" fo:margin-top="0in" fo:margin-bottom="0.0783in" style:contextual-spacing="false" fo:text-indent="-0.2362in" style:auto-text-indent="false">
        <style:tab-stops/>
      </style:paragraph-properties>
      <style:text-properties fo:font-size="20pt" style:font-size-asian="20pt" style:font-size-complex="20pt"/>
    </style:style>
    <style:style style:name="Outline_20_5" style:display-name="Outline 5" style:family="paragraph" style:parent-style-name="Outline_20_4">
      <style:paragraph-properties fo:margin-left="2.3626in" fo:margin-right="0in" fo:margin-top="0in" fo:margin-bottom="0.0398in" style:contextual-spacing="false" fo:text-indent="-0.2362in" style:auto-text-indent="false">
        <style:tab-stops/>
      </style:paragraph-properties>
    </style:style>
    <style:style style:name="Outline_20_6" style:display-name="Outline 6" style:family="paragraph" style:parent-style-name="Outline_20_5">
      <style:paragraph-properties fo:margin-left="2.8346in" fo:margin-right="0in" fo:text-indent="-0.2362in" style:auto-text-indent="false">
        <style:tab-stops/>
      </style:paragraph-properties>
    </style:style>
    <style:style style:name="Outline_20_7" style:display-name="Outline 7" style:family="paragraph" style:parent-style-name="Outline_20_6">
      <style:paragraph-properties fo:margin-left="3.3071in" fo:margin-right="0in" fo:text-indent="-0.2362in" style:auto-text-indent="false">
        <style:tab-stops/>
      </style:paragraph-properties>
    </style:style>
    <style:style style:name="Outline_20_8" style:display-name="Outline 8" style:family="paragraph" style:parent-style-name="Outline_20_7">
      <style:paragraph-properties fo:margin-left="3.7799in" fo:margin-right="0in" fo:text-indent="-0.2362in" style:auto-text-indent="false">
        <style:tab-stops/>
      </style:paragraph-properties>
    </style:style>
    <style:style style:name="Outline_20_9" style:display-name="Outline 9" style:family="paragraph" style:parent-style-name="Outline_20_8">
      <style:paragraph-properties fo:margin-left="4.252in" fo:margin-right="0in" fo:text-indent="-0.2362in" style:auto-text-indent="false">
        <style:tab-stops/>
      </style:paragraph-properties>
    </style:style>
    <style:style style:name="WW-Title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" fo:font-family="Tahoma" style:font-pitch="variable" fo:font-size="44pt" fo:font-style="normal" fo:text-shadow="none" style:text-underline-style="none" fo:font-weight="normal" style:font-name-asian="Tahoma" style:font-family-asian="Tahoma" style:font-pitch-asian="variable" style:font-size-asian="44pt" style:font-style-asian="normal" style:font-weight-asian="normal" style:font-name-complex="Tahoma" style:font-family-complex="Tahoma" style:font-pitch-complex="variable" style:font-size-complex="44pt" style:font-style-complex="normal" style:font-weight-complex="normal"/>
    </style:style>
    <style:style style:name="WW-Title123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26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WW-Title123456789101112131415161718192021222324252627" style:family="paragraph">
      <style:paragraph-properties fo:text-align="start" style:justify-single-word="false" style:text-autospace="none"/>
      <style:text-properties style:use-window-font-color="true" loext:opacity="0%" style:text-outline="false" style:text-line-through-style="none" style:text-line-through-type="none" style:font-name="Tahoma1" fo:font-family="Tahoma" style:font-family-generic="swiss" style:font-pitch="variable" fo:font-size="44pt" fo:font-style="normal" fo:text-shadow="none" style:text-underline-style="none" fo:font-weight="normal" style:font-name-asian="Tahoma1" style:font-family-asian="Tahoma" style:font-family-generic-asian="swiss" style:font-pitch-asian="variable" style:font-size-asian="44pt" style:font-style-asian="normal" style:font-weight-asian="normal" style:font-name-complex="Tahoma1" style:font-family-complex="Tahoma" style:font-family-generic-complex="swiss" style:font-pitch-complex="variable" style:font-size-complex="44pt" style:font-style-complex="normal" style:font-weight-complex="normal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StarSymbol" fo:font-family="StarSymbol" style:font-charset="x-symbol" fo:font-size="9pt" style:font-name-asian="StarSymbol" style:font-family-asian="StarSymbol" style:font-charset-asian="x-symbol" style:font-size-asian="9pt" style:font-name-complex="StarSymbol" style:font-family-complex="StarSymbol" style:font-charset-complex="x-symbol" style:font-size-complex="9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start" style:justify-single-word="false"/>
      <style:text-properties style:font-name="Arial" fo:font-size="10pt" style:font-size-asian="10pt" style:font-size-complex="10pt"/>
    </style:style>
    <style:style style:name="MP2" style:family="paragraph" style:parent-style-name="Footer">
      <style:paragraph-properties fo:text-align="center" style:justify-single-word="false"/>
      <style:text-properties style:font-name="Arial" fo:font-size="10pt" style:font-size-asian="10pt" style:font-size-complex="10pt"/>
    </style:style>
    <style:style style:name="MT1" style:family="text">
      <style:text-properties fo:font-weight="normal" style:font-weight-asian="normal" style:font-weight-complex="normal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2126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style:page-layout style:name="Mpm2">
      <style:page-layout-properties fo:page-width="8.5in" fo:page-height="11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C++ (Y. Liow)<text:tab/><text:tab/>22. <text:span text:style-name="MT1">References</text:span></text:p>
      </style:header>
      <style:footer>
        <text:p text:style-name="MP2"><text:page-number text:select-page="current">21</text:page-number><text:s/>of <text:page-count>21</text:page-count></text:p>
      </style:footer>
    </style:master-page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2.2$Windows_X86_64 LibreOffice_project/8a45595d069ef5570103caea1b71cc9d82b2aae4</meta:generator>
    <meta:initial-creator>Yihsiang Liow</meta:initial-creator>
    <meta:creation-date>2005-12-14T10:14:39</meta:creation-date>
    <dc:date>2023-08-27T13:40:23.234000000</dc:date>
    <meta:printed-by>Yihsiang Liow</meta:printed-by>
    <meta:print-date>2006-01-08T16:54:25</meta:print-date>
    <meta:editing-cycles>1381</meta:editing-cycles>
    <meta:editing-duration>P9DT9H7M16S</meta:editing-duration>
    <meta:document-statistic meta:table-count="55" meta:image-count="0" meta:object-count="0" meta:page-count="21" meta:paragraph-count="523" meta:word-count="3643" meta:character-count="17811" meta:non-whitespace-character-count="13756"/>
    <meta:user-defined meta:name="Info 1"/>
    <meta:user-defined meta:name="Info 2"/>
    <meta:user-defined meta:name="Info 3"/>
    <meta:user-defined meta:name="Info 4"/>
  </office:meta>
</office:document-meta>
</file>